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5.5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1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6.5cm"/>
      <style:paragraph-properties style:writing-mode="lr-tb"/>
    </style:style>
    <style:style style:name="gr12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3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4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8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19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11cm"/>
      <style:paragraph-properties style:writing-mode="lr-tb"/>
    </style:style>
    <style:style style:name="gr2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23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24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26" style:family="graphic" style:parent-style-name="standard">
      <style:graphic-properties svg:stroke-color="#000000" draw:textarea-vertical-align="middle"/>
    </style:style>
    <style:style style:name="gr2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75cm"/>
      <style:paragraph-properties style:writing-mode="lr-tb"/>
    </style:style>
    <style:style style:name="gr2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29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30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2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dee6ef" draw:textarea-horizontal-align="justify" draw:textarea-vertical-align="middle" draw:auto-grow-height="false" fo:min-height="1.231cm" fo:min-width="10.25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37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25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25cm"/>
      <style:paragraph-properties style:writing-mode="lr-tb"/>
    </style:style>
    <style:style style:name="gr39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7cm"/>
      <style:paragraph-properties style:writing-mode="lr-tb"/>
    </style:style>
    <style:style style:name="gr40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2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3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4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6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10.25cm"/>
      <style:paragraph-properties style:writing-mode="lr-tb"/>
    </style:style>
    <style:style style:name="gr47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8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49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0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1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2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3" style:family="graphic" style:parent-style-name="standard" style:list-style-name="L1">
      <style:graphic-properties svg:stroke-color="#000000" draw:fill-color="#dee6ef" draw:textarea-horizontal-align="justify" draw:textarea-vertical-align="middle" draw:auto-grow-height="false" fo:min-height="1.231cm" fo:min-width="6.75cm"/>
      <style:paragraph-properties style:writing-mode="lr-tb"/>
    </style:style>
    <style:style style:name="gr54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gr55" style:family="graphic" style:parent-style-name="standard" style:list-style-name="L1">
      <style:graphic-properties svg:stroke-color="#000000" draw:fill-color="#dde8cb" draw:textarea-horizontal-align="justify" draw:textarea-vertical-align="middle" draw:auto-grow-height="false" fo:min-height="1.231cm" fo:min-width="5.5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ee6ef"/>
      <style:paragraph-properties fo:text-align="center" style:writing-mode="lr-tb"/>
      <style:text-properties fo:font-size="18pt"/>
    </style:style>
    <style:style style:name="P11" style:family="paragraph">
      <loext:graphic-properties draw:fill-color="#dde8cb"/>
      <style:paragraph-properties fo:text-align="center" style:writing-mode="lr-tb"/>
      <style:text-properties fo:font-size="18pt"/>
    </style:style>
    <style:style style:name="P12" style:family="paragraph">
      <style:paragraph-properties fo:margin-left="0cm" fo:margin-right="0cm" fo:text-align="center" fo:text-indent="0cm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4" style:family="paragraph">
      <style:paragraph-properties fo:margin-left="0cm" fo:margin-right="0cm" fo:text-align="center" fo:text-indent="0cm" style:writing-mode="lr-tb"/>
      <style:text-properties style:use-window-font-color="true" loext:opacity="0%" fo:font-size="18pt" fo:background-color="transparent"/>
    </style:style>
    <style:style style:name="P15" style:family="paragraph">
      <loext:graphic-properties draw:fill-color="#dde8cb"/>
      <style:paragraph-properties fo:text-align="center" style:writing-mode="lr-tb"/>
      <style:text-properties style:use-window-font-color="true" loext:opacity="0%" fo:font-size="18pt" fo:background-color="transparent"/>
    </style:style>
    <style:style style:name="P16" style:family="paragraph">
      <style:paragraph-properties fo:margin-left="0cm" fo:margin-right="0cm" fo:text-align="center" fo:text-indent="0cm" style:writing-mode="lr-tb"/>
      <style:text-properties style:use-window-font-color="true" loext:opacity="0%" fo:font-size="18pt"/>
    </style:style>
    <style:style style:name="P17" style:family="paragraph">
      <loext:graphic-properties draw:fill-color="#dde8cb"/>
      <style:paragraph-properties fo:text-align="center" style:writing-mode="lr-tb"/>
      <style:text-properties style:use-window-font-color="true" loext:opacity="0%" fo:font-size="18pt"/>
    </style:style>
    <style:style style:name="P18" style:family="paragraph"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P19" style:family="paragraph">
      <loext:graphic-properties draw:fill-color="#dde8cb"/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dde8cb"/>
      <style:paragraph-properties fo:text-align="center" style:writing-mode="lr-tb"/>
    </style:style>
    <style:style style:name="P22" style:family="paragraph">
      <loext:graphic-properties draw:fill-color="#dee6ef"/>
      <style:paragraph-properties fo:text-align="center" style:writing-mode="lr-tb"/>
    </style:style>
    <style:style style:name="P23" style:family="paragraph">
      <style:paragraph-properties fo:text-align="center"/>
    </style:style>
    <style:style style:name="P24" style:family="paragraph">
      <loext:graphic-properties draw:fill-color="#dee6ef"/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3pt" style:font-size-asian="13pt" style:font-size-complex="13pt"/>
    </style:style>
    <style:style style:name="P26" style:family="paragraph">
      <loext:graphic-properties draw:fill-color="#dde8cb"/>
      <style:paragraph-properties fo:margin-left="0cm" fo:margin-right="0cm" fo:text-align="center" fo:text-indent="0cm" style:writing-mode="lr-tb"/>
      <style:text-properties fo:font-size="18pt"/>
    </style:style>
    <style:style style:name="P27" style:family="paragraph"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fo:background-color="transparent" style:font-name-asian="Microsoft YaHei" style:font-size-asian="18pt" style:font-name-complex="Arial1" style:font-size-complex="18pt"/>
    </style:style>
    <style:style style:name="P28" style:family="paragraph">
      <loext:graphic-properties draw:fill-color="#dde8cb"/>
      <style:paragraph-properties fo:margin-left="0cm" fo:margin-right="0cm" fo:text-align="center" fo:text-indent="0cm" style:writing-mode="lr-tb"/>
      <style:text-properties style:use-window-font-color="true" loext:opacity="0%" style:font-name="Arial" fo:font-size="18pt" style:letter-kerning="true" fo:background-color="transparent" style:font-name-asian="Microsoft YaHei" style:font-size-asian="18pt" style:font-name-complex="Arial1" style:font-size-complex="18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" fo:font-size="18pt" style:letter-kerning="true" style:font-name-asian="Microsoft YaHei" style:font-size-asian="18pt" style:font-name-complex="Arial1" style:font-size-complex="18pt"/>
    </style:style>
    <style:style style:name="T4" style:family="text">
      <style:text-properties style:use-window-font-color="true" loext:opacity="0%" style:font-name="Arial" fo:font-size="18pt" style:letter-kerning="true" fo:background-color="transparent" style:font-name-asian="Microsoft YaHei" style:font-size-asian="18pt" style:font-name-complex="Arial1" style:font-size-complex="18pt"/>
    </style:style>
    <style:style style:name="T5" style:family="text">
      <style:text-properties style:use-window-font-color="true" loext:opacity="0%" style:font-name="Arial" fo:font-size="18pt" style:letter-kerning="true" style:font-name-asian="Microsoft YaHei" style:font-size-asian="18pt" style:font-name-complex="Arial1" style:font-size-complex="18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6.875cm" svg:y="62.5cm">
          <text:p text:style-name="P1"><text:span text:style-name="T1">comp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625cm" svg:y1="63.253cm" svg:x2="53.625cm" svg:y2="63.253cm">
            <text:p/>
          </draw:line>
          <draw:custom-shape draw:style-name="gr3" draw:text-style-name="P5" draw:layer="layout" svg:width="3.235cm" svg:height="1.001cm" draw:transform="rotate (-0.000349065850398201) translate (53.515cm 62.75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5.875cm" svg:y1="63.355cm" svg:x2="46.875cm" svg:y2="63.355cm">
            <text:p/>
          </draw:line>
          <draw:custom-shape draw:style-name="gr4" draw:text-style-name="P7" draw:layer="layout" svg:width="3.11cm" svg:height="1.001cm" draw:transform="rotate (-0.000349065850398201) translate (42.875cm 62.853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5.626cm" svg:x1="49.75cm" svg:y1="64.25cm" svg:x2="12.5cm" svg:y2="77.999cm" draw:start-shape="id1" draw:start-glue-point="2" draw:end-shape="id2" draw:end-glue-point="0" svg:d="M49750 64250v12500h-37250v1249" svg:viewBox="0 0 37251 13750">
          <text:p/>
        </draw:connector>
        <draw:connector draw:style-name="gr5" draw:text-style-name="P8" draw:layer="layout" draw:line-skew="7cm" svg:x1="49.75cm" svg:y1="64.25cm" svg:x2="58.1cm" svg:y2="89.75cm" draw:start-shape="id1" draw:start-glue-point="2" draw:end-shape="id3" draw:end-glue-point="0" svg:d="M49750 64250v19750h8350v5750" svg:viewBox="0 0 8351 25501">
          <text:p/>
        </draw:connector>
        <draw:connector draw:style-name="gr6" draw:text-style-name="P8" draw:layer="layout" draw:line-skew="5.616cm" svg:x1="49.75cm" svg:y1="64.25cm" svg:x2="81.75cm" svg:y2="78.019cm" draw:start-shape="id1" draw:start-glue-point="2" draw:end-shape="id4" draw:end-glue-point="0" svg:d="M49750 64250v12500h32000v1269" svg:viewBox="0 0 32001 13770">
          <text:p/>
        </draw:connector>
        <draw:connector draw:style-name="gr7" draw:text-style-name="P9" draw:layer="layout" draw:line-skew="7.5cm" svg:x1="49.75cm" svg:y1="64.25cm" svg:x2="26.5cm" svg:y2="88.75cm" draw:start-shape="id1" draw:start-glue-point="2" draw:end-shape="id5" draw:end-glue-point="0" svg:d="M49750 64250v19750h-23250v4750" svg:viewBox="0 0 23251 24501">
          <text:p/>
        </draw:connector>
        <draw:custom-shape draw:style-name="gr8" draw:text-style-name="P10" draw:layer="layout" svg:width="6cm" svg:height="1.481cm" svg:x="9.5cm" svg:y="78cm">
          <text:p text:style-name="P1"><text:span text:style-name="T1">obtenir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8.5cm" svg:y1="78.75cm" svg:x2="9.5cm" svg:y2="78.75cm">
            <text:p/>
          </draw:line>
          <draw:custom-shape draw:style-name="gr10" draw:text-style-name="P7" draw:layer="layout" svg:width="4.61cm" svg:height="1.001cm" draw:transform="rotate (-0.000349065850398201) translate (4cm 78.24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15.5cm" svg:y1="78.35cm" svg:x2="16.5cm" svg:y2="78.35cm">
              <text:p/>
            </draw:line>
            <draw:custom-shape draw:style-name="gr10" draw:text-style-name="P5" draw:layer="layout" svg:width="4.61cm" svg:height="1.001cm" draw:transform="rotate (-0.000349065850398201) translate (16.39cm 77.847cm)">
              <text:p text:style-name="P4"><text:span text:style-name="T2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0" xml:id="id3" draw:id="id3" draw:layer="layout" svg:width="7cm" svg:height="1.481cm" svg:x="54.6cm" svg:y="89.75cm">
          <text:p text:style-name="P1"><text:span text:style-name="T1">obtenirTableD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31" draw:id="id31" draw:layer="layout" svg:width="3.25cm" svg:height="1.481cm" svg:x="4.95cm" svg:y="83.21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2" draw:id="id2" draw:layer="layout" svg:width="6cm" svg:height="1.481cm" svg:x="9.5cm" svg:y="77.999cm">
          <text:p text:style-name="P1"><text:span text:style-name="T1">obtenirStatistiquesEtTaille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33" draw:id="id33" draw:layer="layout" svg:width="3.25cm" svg:height="1.481cm" svg:x="5cm" svg:y="85.988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35" draw:id="id35" draw:layer="layout" svg:width="4.25cm" svg:height="1.481cm" svg:x="16.45cm" svg:y="86cm">
          <text:p text:style-name="P12"><text:span text:style-name="T3">incrementerOccu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34" draw:id="id34" draw:layer="layout" svg:width="4.25cm" svg:height="1.481cm" svg:x="6.25cm" svg:y="88.969cm">
          <text:p text:style-name="P1"><text:span text:style-name="T1">fin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6" draw:id="id6" draw:layer="layout" svg:width="4.25cm" svg:height="1.481cm" svg:x="16.45cm" svg:y="83.25cm">
          <text:p text:style-name="P12"><text:span text:style-name="T3">statis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5cm" svg:y1="79.461cm" svg:x2="18.575cm" svg:y2="83.25cm" draw:end-shape="id6" draw:end-glue-point="0" svg:d="M12500 79461v1644h6075v2145" svg:viewBox="0 0 6076 3790">
          <text:p/>
        </draw:connector>
        <draw:connector draw:style-name="gr5" draw:text-style-name="P8" draw:layer="layout" draw:line-skew="3.25cm" svg:x1="49.75cm" svg:y1="64.25cm" svg:x2="60.875cm" svg:y2="71.75cm" draw:start-shape="id1" draw:start-glue-point="2" draw:end-shape="id7" draw:end-glue-point="0" svg:d="M49750 64250v7000h11125v500" svg:viewBox="0 0 11126 7501">
          <text:p/>
        </draw:connector>
        <draw:g>
          <draw:line draw:style-name="gr9" draw:text-style-name="P3" draw:layer="layout" svg:x1="53.6cm" svg:y1="90.503cm" svg:x2="54.6cm" svg:y2="90.503cm">
            <text:p/>
          </draw:line>
          <draw:custom-shape draw:style-name="gr10" draw:text-style-name="P7" draw:layer="layout" svg:width="4.61cm" svg:height="1.001cm" draw:transform="rotate (-0.000349065850398201) translate (49.1cm 90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10" xml:id="id4" draw:id="id4" draw:layer="layout" svg:width="6cm" svg:height="1.481cm" svg:x="78.75cm" svg:y="78.019cm"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93.05cm" svg:y1="110.7cm" svg:x2="94.05cm" svg:y2="110.7cm">
            <text:p/>
          </draw:line>
          <draw:custom-shape draw:style-name="gr10" draw:text-style-name="P5" draw:layer="layout" svg:width="4.61cm" svg:height="1.001cm" draw:transform="rotate (-0.000349065850398201) translate (93.94cm 110.197cm)">
            <text:p text:style-name="P13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75cm" svg:y1="78.253cm" svg:x2="78.75cm" svg:y2="78.253cm">
            <text:p/>
          </draw:line>
          <draw:custom-shape draw:style-name="gr10" draw:text-style-name="P7" draw:layer="layout" svg:width="4.61cm" svg:height="1.001cm" draw:transform="rotate (-0.000349065850398201) translate (73.25cm 77.7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75cm" svg:y1="78.753cm" svg:x2="78.75cm" svg:y2="78.753cm">
            <text:p/>
          </draw:line>
          <draw:custom-shape draw:style-name="gr10" draw:text-style-name="P7" draw:layer="layout" svg:width="4.61cm" svg:height="1.001cm" draw:transform="rotate (-0.000349065850398201) translate (73.25cm 78.2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1.6cm" svg:y1="90.503cm" svg:x2="62.6cm" svg:y2="90.503cm">
            <text:p/>
          </draw:line>
          <draw:custom-shape draw:style-name="gr10" draw:text-style-name="P5" draw:layer="layout" svg:width="4.61cm" svg:height="1.001cm" draw:transform="rotate (-0.000349065850398201) translate (62.49cm 90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5" xml:id="id11" draw:id="id11" draw:layer="layout" svg:width="5.75cm" svg:height="1.481cm" svg:x="45.1cm" svg:y="95.269cm">
          <text:p text:style-name="P14"><text:span text:style-name="T3">tableD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xml:id="id10" draw:id="id10" draw:layer="layout" svg:width="5.75cm" svg:height="1.481cm" svg:x="46.65cm" svg:y="106.75cm">
          <text:p text:style-name="P14"><text:span text:style-name="T4">ajouter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19" draw:id="id19" draw:layer="layout" svg:width="7.5cm" svg:height="1.481cm" svg:x="70cm" svg:y="83cm">
          <text:p text:style-name="P14"><text:span text:style-name="T4">octetVers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318cm" svg:x1="58.104cm" svg:y1="103.547cm" svg:x2="49.55cm" svg:y2="109.319cm" draw:start-shape="id8" draw:start-glue-point="2" draw:end-shape="id9" draw:end-glue-point="0" svg:d="M58104 103547v5203h-8554v569" svg:viewBox="0 0 8555 5773">
          <text:p/>
        </draw:connector>
        <draw:connector draw:style-name="gr5" draw:text-style-name="P8" draw:layer="layout" svg:x1="58.104cm" svg:y1="103.547cm" svg:x2="49.525cm" svg:y2="106.75cm" draw:start-shape="id8" draw:start-glue-point="2" draw:end-shape="id10" draw:end-glue-point="0" svg:d="M58104 103547v1601h-8579v1602" svg:viewBox="0 0 8580 3204">
          <text:p/>
        </draw:connector>
        <draw:connector draw:style-name="gr5" draw:text-style-name="P8" draw:layer="layout" svg:x1="58.1cm" svg:y1="91.231cm" svg:x2="47.975cm" svg:y2="95.269cm" draw:start-shape="id3" draw:start-glue-point="2" draw:end-shape="id11" draw:end-glue-point="0" svg:d="M58100 91231v2018h-10125v2020" svg:viewBox="0 0 10126 4039">
          <text:p/>
        </draw:connector>
        <draw:custom-shape draw:style-name="gr13" draw:text-style-name="P17" xml:id="id9" draw:id="id9" draw:layer="layout" svg:width="6cm" svg:height="1.481cm" svg:x="46.55cm" svg:y="109.319cm">
          <text:p text:style-name="P16"><text:span text:style-name="T5">estUneFeu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14" draw:id="id14" draw:layer="layout" svg:width="6cm" svg:height="1.481cm" svg:x="63.65cm" svg:y="106.769cm">
          <text:p text:style-name="P16"><text:span text:style-name="T5">obteni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xml:id="id12" draw:id="id12" draw:layer="layout" svg:width="6cm" svg:height="1.481cm" svg:x="65.6cm" svg:y="98cm">
          <text:p text:style-name="P18"><text:span text:style-name="T5">obtenirFils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xml:id="id13" draw:id="id13" draw:layer="layout" svg:width="6cm" svg:height="1.481cm" svg:x="45cm" svg:y="98cm">
          <text:p text:style-name="P18"><text:span text:style-name="T5">obtenirFilsGa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635cm" svg:x1="58.1cm" svg:y1="91.231cm" svg:x2="68.6cm" svg:y2="98cm" draw:start-shape="id3" draw:start-glue-point="2" draw:end-shape="id12" svg:d="M58100 91231v6019h10500v750" svg:viewBox="0 0 10501 6770">
          <text:p/>
        </draw:connector>
        <draw:connector draw:style-name="gr5" draw:text-style-name="P8" draw:layer="layout" draw:line-skew="2.635cm" svg:x1="58.1cm" svg:y1="91.231cm" svg:x2="48cm" svg:y2="98cm" draw:start-shape="id3" draw:start-glue-point="2" draw:end-shape="id13" draw:end-glue-point="0" svg:d="M58100 91231v6019h-10100v750" svg:viewBox="0 0 10101 6770">
          <text:p/>
        </draw:connector>
        <draw:connector draw:style-name="gr5" draw:text-style-name="P8" draw:layer="layout" svg:x1="58.104cm" svg:y1="103.547cm" svg:x2="66.65cm" svg:y2="106.769cm" draw:start-shape="id8" draw:start-glue-point="2" draw:end-shape="id14" draw:end-glue-point="0" svg:d="M58104 103547v1610h8546v1612" svg:viewBox="0 0 8547 3223">
          <text:p/>
        </draw:connector>
        <draw:custom-shape draw:style-name="gr17" draw:text-style-name="P19" xml:id="id15" draw:id="id15" draw:layer="layout" svg:width="6cm" svg:height="1.481cm" svg:x="65.6cm" svg:y="95.25cm">
          <text:p text:style-name="P18"><text:span text:style-name="T5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16" draw:id="id16" draw:layer="layout" svg:width="6cm" svg:height="1.481cm" svg:x="63.65cm" svg:y="109.269cm">
          <text:p text:style-name="P16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68.6cm" svg:y1="95.25cm" svg:x2="58.1cm" svg:y2="91.231cm" draw:start-shape="id15" draw:start-glue-point="0" draw:end-shape="id3" draw:end-glue-point="2" svg:d="M68600 95250v-2010h-10500v-2009" svg:viewBox="0 0 10501 4020">
          <text:p/>
        </draw:connector>
        <draw:connector draw:style-name="gr5" draw:text-style-name="P8" draw:layer="layout" draw:line-skew="2.343cm" svg:x1="58.104cm" svg:y1="103.547cm" svg:x2="66.65cm" svg:y2="109.269cm" draw:start-shape="id8" draw:start-glue-point="2" draw:end-shape="id16" draw:end-glue-point="0" svg:d="M58104 103547v5203h8546v519" svg:viewBox="0 0 8547 5723">
          <text:p/>
        </draw:connector>
        <draw:custom-shape draw:style-name="gr13" draw:text-style-name="P11" xml:id="id21" draw:id="id21" draw:layer="layout" svg:width="4.25cm" svg:height="1.481cm" svg:x="65.45cm" svg:y="85.5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23" draw:id="id23" draw:layer="layout" svg:width="4.75cm" svg:height="1.481cm" svg:x="58.5cm" svg:y="74.269cm">
          <text:p text:style-name="P1"><text:span text:style-name="T1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22" draw:id="id22" draw:layer="layout" svg:width="4.75cm" svg:height="1.481cm" svg:x="58.5cm" svg:y="69.26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18" draw:id="id18" draw:layer="layout" svg:width="4.75cm" svg:height="1.481cm" svg:x="87.25cm" svg:y="92cm">
          <text:p text:style-name="P1"><text:span text:style-name="T1">ecr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7" draw:id="id7" draw:layer="layout" svg:width="4.75cm" svg:height="1.481cm" svg:x="58.5cm" svg:y="71.75cm">
          <text:p text:style-name="P1"><text:span text:style-name="T1">fe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5cm" svg:y1="88.75cm" svg:x2="89.625cm" svg:y2="92cm" draw:start-shape="id17" draw:start-glue-point="2" draw:end-shape="id18" draw:end-glue-point="0" svg:d="M81750 88750v1624h7875v1626" svg:viewBox="0 0 7876 3251">
          <text:p/>
        </draw:connector>
        <draw:connector draw:style-name="gr5" draw:text-style-name="P8" draw:layer="layout" svg:x1="81.75cm" svg:y1="79.5cm" svg:x2="73.75cm" svg:y2="83cm" draw:start-shape="id4" draw:start-glue-point="2" draw:end-shape="id19" draw:end-glue-point="0" svg:d="M81750 79500v1749h-8000v1751" svg:viewBox="0 0 8001 3501">
          <text:p/>
        </draw:connector>
        <draw:connector draw:style-name="gr5" draw:text-style-name="P8" draw:layer="layout" svg:x1="81.75cm" svg:y1="79.5cm" svg:x2="67.575cm" svg:y2="85.5cm" draw:start-shape="id20" draw:start-glue-point="2" draw:end-shape="id21" draw:end-glue-point="0" svg:d="M81750 79500h-14175v6000" svg:viewBox="0 0 14176 6001">
          <text:p/>
        </draw:connector>
        <draw:connector draw:style-name="gr5" draw:text-style-name="P8" draw:layer="layout" draw:line-skew="1.991cm" svg:x1="49.75cm" svg:y1="64.25cm" svg:x2="60.875cm" svg:y2="69.269cm" draw:start-shape="id1" draw:start-glue-point="2" draw:end-shape="id22" draw:end-glue-point="0" svg:d="M49750 64250v4500h11125v519" svg:viewBox="0 0 11126 5020">
          <text:p/>
        </draw:connector>
        <draw:connector draw:style-name="gr5" draw:text-style-name="P8" draw:layer="layout" draw:line-skew="4.491cm" svg:x1="49.75cm" svg:y1="64.25cm" svg:x2="60.875cm" svg:y2="74.269cm" draw:start-shape="id1" draw:start-glue-point="2" draw:end-shape="id23" draw:end-glue-point="0" svg:d="M49750 64250v9500h11125v519" svg:viewBox="0 0 11126 10020">
          <text:p/>
        </draw:connector>
        <draw:g>
          <draw:line draw:style-name="gr9" draw:text-style-name="P3" draw:layer="layout" svg:x1="61.65cm" svg:y1="103.25cm" svg:x2="62.65cm" svg:y2="103.25cm">
            <text:p/>
          </draw:line>
          <draw:custom-shape draw:style-name="gr10" draw:text-style-name="P5" draw:layer="layout" svg:width="4.61cm" svg:height="1.001cm" draw:transform="rotate (-0.000349065850398201) translate (62.54cm 102.74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10" xml:id="id17" draw:id="id17" draw:layer="layout" svg:width="11.5cm" svg:height="1.481cm" svg:x="76cm" svg:y="87.269cm">
          <text:p text:style-name="P1"><text:span text:style-name="T1">concatenerCodesBinairesDans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5cm" svg:y1="79.5cm" svg:x2="90.5cm" svg:y2="83cm" draw:start-shape="id4" draw:start-glue-point="2" draw:end-shape="id24" draw:end-glue-point="0" svg:d="M81750 79500v1749h8750v1751" svg:viewBox="0 0 8751 3501">
          <text:p/>
        </draw:connector>
        <draw:connector draw:style-name="gr5" draw:text-style-name="P8" draw:layer="layout" draw:line-skew="1.998cm" svg:x1="26.5cm" svg:y1="90.25cm" svg:x2="32.875cm" svg:y2="94.794cm" svg:d="M26500 90250v4019h6375v525" svg:viewBox="0 0 6376 4545">
          <text:p/>
        </draw:connector>
        <draw:connector draw:style-name="gr5" draw:text-style-name="P8" draw:layer="layout" draw:line-skew="2.01cm" svg:x1="26.5cm" svg:y1="90.231cm" svg:x2="19.75cm" svg:y2="94.75cm" svg:d="M26500 90231v4019h-6750v500" svg:viewBox="0 0 6751 4520">
          <text:p/>
        </draw:connector>
        <draw:g>
          <draw:g>
            <draw:custom-shape draw:style-name="gr20" draw:text-style-name="P21" draw:layer="layout" svg:width="4.119cm" svg:height="1.481cm" svg:x="17.75cm" svg:y="92.022cm">
              <text:p text:style-name="P20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6.75cm" svg:y1="92.757cm" svg:x2="17.75cm" svg:y2="92.757cm">
                <text:p/>
              </draw:line>
              <draw:custom-shape draw:style-name="gr21" draw:text-style-name="P7" draw:layer="layout" svg:width="4.61cm" svg:height="1.001cm" draw:transform="rotate (-0.000349065850398201) translate (12.25cm 92.254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1.869cm" svg:y1="93.082cm" svg:x2="22.869cm" svg:y2="93.082cm">
                  <text:p/>
                </draw:line>
                <draw:custom-shape draw:style-name="gr21" draw:text-style-name="P5" draw:layer="layout" svg:width="4.61cm" svg:height="1.001cm" draw:transform="rotate (-0.000349065850398201) translate (22.759cm 92.579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21.869cm" svg:y1="92.503cm" svg:x2="22.869cm" svg:y2="92.503cm">
                  <text:p/>
                </draw:line>
                <draw:custom-shape draw:style-name="gr21" draw:text-style-name="P5" draw:layer="layout" svg:width="4.61cm" svg:height="1.001cm" draw:transform="rotate (-0.000349065850398201) translate (22.759cm 92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2" draw:text-style-name="P21" draw:layer="layout" svg:width="3.25cm" svg:height="1.481cm" svg:x="31.25cm" svg:y="92.025cm">
              <text:p text:style-name="P20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0.25cm" svg:y1="92.503cm" svg:x2="31.25cm" svg:y2="92.503cm">
                <text:p/>
              </draw:line>
              <draw:custom-shape draw:style-name="gr21" draw:text-style-name="P7" draw:layer="layout" svg:width="4.61cm" svg:height="1.001cm" draw:transform="rotate (-0.000349065850398201) translate (25.75cm 92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4.5cm" svg:y1="92.756cm" svg:x2="35.5cm" svg:y2="92.756cm">
                  <text:p/>
                </draw:line>
                <draw:custom-shape draw:style-name="gr21" draw:text-style-name="P5" draw:layer="layout" svg:width="4.61cm" svg:height="1.001cm" draw:transform="rotate (-0.000349065850398201) translate (35.39cm 92.253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30.25cm" svg:y1="93.003cm" svg:x2="31.25cm" svg:y2="93.003cm">
                <text:p/>
              </draw:line>
              <draw:custom-shape draw:style-name="gr21" draw:text-style-name="P7" draw:layer="layout" svg:width="4.61cm" svg:height="1.001cm" draw:transform="rotate (-0.000349065850398201) translate (25.75cm 92.5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22" draw:text-style-name="P21" draw:layer="layout" svg:width="3.25cm" svg:height="1.481cm" svg:x="31.25cm" svg:y="94.775cm">
              <text:p text:style-name="P20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0.25cm" svg:y1="95.503cm" svg:x2="31.25cm" svg:y2="95.503cm">
                <text:p/>
              </draw:line>
              <draw:custom-shape draw:style-name="gr21" draw:text-style-name="P7" draw:layer="layout" svg:width="4.61cm" svg:height="1.001cm" draw:transform="rotate (-0.000349065850398201) translate (25.75cm 95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4.5cm" svg:y1="95.506cm" svg:x2="35.5cm" svg:y2="95.506cm">
                  <text:p/>
                </draw:line>
                <draw:custom-shape draw:style-name="gr21" draw:text-style-name="P5" draw:layer="layout" svg:width="4.61cm" svg:height="1.001cm" draw:transform="rotate (-0.000349065850398201) translate (35.39cm 95.003cm)">
                  <text:p text:style-name="P4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g>
            <draw:custom-shape draw:style-name="gr23" draw:text-style-name="P21" draw:layer="layout" svg:width="2.5cm" svg:height="1.481cm" svg:x="18.5cm" svg:y="94.772cm">
              <text:p text:style-name="P20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17.5cm" svg:y1="95.75cm" svg:x2="18.5cm" svg:y2="95.75cm">
                <text:p/>
              </draw:line>
              <draw:custom-shape draw:style-name="gr21" draw:text-style-name="P7" draw:layer="layout" svg:width="4.61cm" svg:height="1.001cm" draw:transform="rotate (-0.000349065850398201) translate (13cm 95.247cm)">
                <text:p text:style-name="P6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1cm" svg:y1="95.503cm" svg:x2="22cm" svg:y2="95.503cm">
                  <text:p/>
                </draw:line>
                <draw:custom-shape draw:style-name="gr21" draw:text-style-name="P5" draw:layer="layout" svg:width="4.61cm" svg:height="1.001cm" draw:transform="rotate (-0.000349065850398201) translate (21.89cm 95cm)">
                  <text:p text:style-name="P4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17.5cm" svg:y1="95.253cm" svg:x2="18.5cm" svg:y2="95.253cm">
                <text:p/>
              </draw:line>
              <draw:custom-shape draw:style-name="gr21" draw:text-style-name="P7" draw:layer="layout" svg:width="4.61cm" svg:height="1.001cm" draw:transform="rotate (-0.000349065850398201) translate (13cm 94.75cm)">
                <text:p text:style-name="P6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25" draw:id="id25">
            <draw:g>
              <draw:custom-shape draw:style-name="gr24" draw:text-style-name="P22" draw:layer="layout" svg:width="4.119cm" svg:height="1.481cm" svg:x="24.441cm" svg:y="96.769cm">
                <text:p text:style-name="P20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3.441cm" svg:y1="97.504cm" svg:x2="24.441cm" svg:y2="97.504cm">
                  <text:p/>
                </draw:line>
                <draw:custom-shape draw:style-name="gr21" draw:text-style-name="P7" draw:layer="layout" svg:width="4.61cm" svg:height="1.001cm" draw:transform="rotate (-0.000349065850398201) translate (18.941cm 97.001cm)">
                  <text:p text:style-name="P6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8.56cm" svg:y1="97.522cm" svg:x2="29.56cm" svg:y2="97.522cm">
                    <text:p/>
                  </draw:line>
                  <draw:custom-shape draw:style-name="gr21" draw:text-style-name="P5" draw:layer="layout" svg:width="4.61cm" svg:height="1.001cm" draw:transform="rotate (-0.000349065850398201) translate (29.45cm 97.019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6" draw:id="id26">
            <draw:g>
              <draw:custom-shape draw:style-name="gr25" draw:text-style-name="P21" draw:layer="layout" svg:width="4.25cm" svg:height="1.481cm" svg:x="17.75cm" svg:y="99.5cm">
                <text:p text:style-name="P20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16.75cm" svg:y1="100.228cm" svg:x2="17.75cm" svg:y2="100.228cm">
                  <text:p/>
                </draw:line>
                <draw:custom-shape draw:style-name="gr21" draw:text-style-name="P7" draw:layer="layout" svg:width="4.61cm" svg:height="1.001cm" draw:transform="rotate (-0.000349065850398201) translate (12.25cm 99.7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2cm" svg:y1="100.228cm" svg:x2="23cm" svg:y2="100.228cm">
                    <text:p/>
                  </draw:line>
                  <draw:custom-shape draw:style-name="gr21" draw:text-style-name="P5" draw:layer="layout" svg:width="4.61cm" svg:height="1.001cm" draw:transform="rotate (-0.000349065850398201) translate (22.89cm 99.725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6" draw:text-style-name="P23" draw:layer="layout" draw:line-skew="0.126cm" svg:x1="26.5cm" svg:y1="98.25cm" svg:x2="19.875cm" svg:y2="99.5cm" draw:start-shape="id25" draw:start-glue-point="2" draw:end-shape="id26" draw:end-glue-point="0" svg:d="M26500 98250v750h-6625v500" svg:viewBox="0 0 6626 1251">
            <text:p/>
          </draw:connector>
          <draw:g xml:id="id27" draw:id="id27">
            <draw:g>
              <draw:custom-shape draw:style-name="gr27" draw:text-style-name="P21" draw:layer="layout" svg:width="5.25cm" svg:height="1.481cm" svg:x="30cm" svg:y="99.5cm">
                <text:p text:style-name="P20">naturelVers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9cm" svg:y1="100.228cm" svg:x2="30cm" svg:y2="100.228cm">
                  <text:p/>
                </draw:line>
                <draw:custom-shape draw:style-name="gr21" draw:text-style-name="P7" draw:layer="layout" svg:width="4.61cm" svg:height="1.001cm" draw:transform="rotate (-0.000349065850398201) translate (24.5cm 99.725cm)">
                  <text:p text:style-name="P6"><text:span text:style-name="T6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5.25cm" svg:y1="100.256cm" svg:x2="36.25cm" svg:y2="100.256cm">
                    <text:p/>
                  </draw:line>
                  <draw:custom-shape draw:style-name="gr21" draw:text-style-name="P5" draw:layer="layout" svg:width="4.61cm" svg:height="1.001cm" draw:transform="rotate (-0.000349065850398201) translate (36.14cm 99.753cm)">
                    <text:p text:style-name="P4"><text:span text:style-name="T2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6" draw:text-style-name="P23" draw:layer="layout" draw:line-skew="0.126cm" svg:x1="26.5cm" svg:y1="98.25cm" svg:x2="32.625cm" svg:y2="99.5cm" draw:start-shape="id25" draw:start-glue-point="2" draw:end-shape="id27" draw:end-glue-point="0" svg:d="M26500 98250v750h6125v500" svg:viewBox="0 0 6126 1251">
            <text:p/>
          </draw:connector>
          <draw:g xml:id="id29" draw:id="id29">
            <draw:g>
              <draw:custom-shape draw:style-name="gr28" draw:text-style-name="P21" draw:layer="layout" svg:width="5.5cm" svg:height="1.481cm" svg:x="17.5cm" svg:y="102.266cm">
                <text:p text:style-name="P20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16.5cm" svg:y1="102.747cm" svg:x2="17.5cm" svg:y2="102.747cm">
                  <text:p/>
                </draw:line>
                <draw:custom-shape draw:style-name="gr21" draw:text-style-name="P7" draw:layer="layout" svg:width="4.61cm" svg:height="1.001cm" draw:transform="rotate (-0.000349065850398201) translate (12cm 102.244cm)">
                  <text:p text:style-name="P6"><text:span text:style-name="T6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3cm" svg:y1="102.997cm" svg:x2="24cm" svg:y2="102.997cm">
                    <text:p/>
                  </draw:line>
                  <draw:custom-shape draw:style-name="gr21" draw:text-style-name="P5" draw:layer="layout" svg:width="4.61cm" svg:height="1.001cm" draw:transform="rotate (-0.000349065850398201) translate (23.89cm 102.494cm)">
                    <text:p text:style-name="P4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16.5cm" svg:y1="103.25cm" svg:x2="17.5cm" svg:y2="103.25cm">
                  <text:p/>
                </draw:line>
                <draw:custom-shape draw:style-name="gr21" draw:text-style-name="P7" draw:layer="layout" svg:width="4.61cm" svg:height="1.001cm" draw:transform="rotate (-0.000349065850398201) translate (12cm 102.747cm)">
                  <text:p text:style-name="P6"><text:span text:style-name="T6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8" draw:id="id28">
            <draw:g>
              <draw:custom-shape draw:style-name="gr28" draw:text-style-name="P21" draw:layer="layout" svg:width="5.5cm" svg:height="1.481cm" svg:x="29.5cm" svg:y="102.272cm">
                <text:p text:style-name="P20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8.5cm" svg:y1="102.753cm" svg:x2="29.5cm" svg:y2="102.753cm">
                  <text:p/>
                </draw:line>
                <draw:custom-shape draw:style-name="gr21" draw:text-style-name="P7" draw:layer="layout" svg:width="4.61cm" svg:height="1.001cm" draw:transform="rotate (-0.000349065850398201) translate (24cm 102.25cm)">
                  <text:p text:style-name="P6"><text:span text:style-name="T6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5cm" svg:y1="103.003cm" svg:x2="36cm" svg:y2="103.003cm">
                    <text:p/>
                  </draw:line>
                  <draw:custom-shape draw:style-name="gr21" draw:text-style-name="P5" draw:layer="layout" svg:width="4.61cm" svg:height="1.001cm" draw:transform="rotate (-0.000349065850398201) translate (35.89cm 102.5cm)">
                    <text:p text:style-name="P4"><text:span text:style-name="T2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8.5cm" svg:y1="103.256cm" svg:x2="29.5cm" svg:y2="103.256cm">
                  <text:p/>
                </draw:line>
                <draw:custom-shape draw:style-name="gr21" draw:text-style-name="P7" draw:layer="layout" svg:width="4.61cm" svg:height="1.001cm" draw:transform="rotate (-0.000349065850398201) translate (24cm 102.753cm)">
                  <text:p text:style-name="P6"><text:span text:style-name="T6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30" draw:id="id30">
            <draw:g>
              <draw:custom-shape draw:style-name="gr23" draw:text-style-name="P21" draw:layer="layout" svg:width="2.5cm" svg:height="1.481cm" svg:x="25.25cm" svg:y="104.022cm">
                <text:p text:style-name="P20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4.25cm" svg:y1="104.503cm" svg:x2="25.25cm" svg:y2="104.503cm">
                  <text:p/>
                </draw:line>
                <draw:custom-shape draw:style-name="gr21" draw:text-style-name="P7" draw:layer="layout" svg:width="4.61cm" svg:height="1.001cm" draw:transform="rotate (-0.000349065850398201) translate (19.75cm 104cm)">
                  <text:p text:style-name="P6"><text:span text:style-name="T6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27.75cm" svg:y1="104.756cm" svg:x2="28.75cm" svg:y2="104.756cm">
                    <text:p/>
                  </draw:line>
                  <draw:custom-shape draw:style-name="gr21" draw:text-style-name="P5" draw:layer="layout" svg:width="4.61cm" svg:height="1.001cm" draw:transform="rotate (-0.000349065850398201) translate (28.64cm 104.253cm)">
                    <text:p text:style-name="P4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4.25cm" svg:y1="105.006cm" svg:x2="25.25cm" svg:y2="105.006cm">
                  <text:p/>
                </draw:line>
                <draw:custom-shape draw:style-name="gr21" draw:text-style-name="P7" draw:layer="layout" svg:width="4.61cm" svg:height="1.001cm" draw:transform="rotate (-0.000349065850398201) translate (19.75cm 104.503cm)">
                  <text:p text:style-name="P6"><text:span text:style-name="T6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6" draw:text-style-name="P23" draw:layer="layout" draw:line-skew="1.5cm" svg:x1="32.25cm" svg:y1="102.25cm" svg:x2="26.5cm" svg:y2="98.25cm" draw:start-shape="id28" draw:start-glue-point="0" draw:end-shape="id25" svg:d="M32250 102250v-500h-5750v-3500" svg:viewBox="0 0 5751 4001">
            <text:p/>
          </draw:connector>
          <draw:connector draw:style-name="gr26" draw:text-style-name="P23" draw:layer="layout" draw:line-skew="1.503cm" svg:x1="20.25cm" svg:y1="102.244cm" svg:x2="26.5cm" svg:y2="98.25cm" draw:start-shape="id29" draw:start-glue-point="0" draw:end-shape="id25" draw:end-glue-point="2" svg:d="M20250 102244v-494h6250v-3500" svg:viewBox="0 0 6251 3995">
            <text:p/>
          </draw:connector>
          <draw:connector draw:style-name="gr26" draw:text-style-name="P23" draw:layer="layout" svg:x1="26.5cm" svg:y1="98.25cm" svg:x2="26.5cm" svg:y2="104cm" draw:start-shape="id25" draw:start-glue-point="2" draw:end-shape="id30" draw:end-glue-point="0" svg:d="M26500 98250v5750" svg:viewBox="0 0 1 5751">
            <text:p/>
          </draw:connector>
        </draw:g>
        <draw:g xml:id="id5" draw:id="id5">
          <draw:g>
            <draw:custom-shape draw:style-name="gr29" draw:text-style-name="P22" draw:layer="layout" svg:width="5.119cm" svg:height="1.481cm" svg:x="23.941cm" svg:y="88.75cm">
              <text:p text:style-name="P20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2.941cm" svg:y1="89.481cm" svg:x2="23.941cm" svg:y2="89.481cm">
                <text:p/>
              </draw:line>
              <draw:custom-shape draw:style-name="gr21" draw:text-style-name="P7" draw:layer="layout" svg:width="4.61cm" svg:height="1.001cm" draw:transform="rotate (-0.000349065850398201) translate (18.441cm 88.978cm)">
                <text:p text:style-name="P6"><text:span text:style-name="T2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29.06cm" svg:y1="89.504cm" svg:x2="30.06cm" svg:y2="89.504cm">
                  <text:p/>
                </draw:line>
                <draw:custom-shape draw:style-name="gr21" draw:text-style-name="P5" draw:layer="layout" svg:width="4.61cm" svg:height="1.001cm" draw:transform="rotate (-0.000349065850398201) translate (29.95cm 89.001cm)">
                  <text:p text:style-name="P4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26.5cm" svg:y1="90.231cm" svg:x2="19.809cm" svg:y2="92cm" svg:d="M26500 90231v634h-6691v1135" svg:viewBox="0 0 6692 1770">
          <text:p/>
        </draw:connector>
        <draw:connector draw:style-name="gr5" draw:text-style-name="P8" draw:layer="layout" svg:x1="26.5cm" svg:y1="90.25cm" svg:x2="32.875cm" svg:y2="92.019cm" svg:d="M26500 90250v634h6375v1135" svg:viewBox="0 0 6376 1770">
          <text:p/>
        </draw:connector>
        <draw:connector draw:style-name="gr5" draw:text-style-name="P8" draw:layer="layout" svg:x1="26.5cm" svg:y1="90.25cm" svg:x2="26.5cm" svg:y2="96.788cm" svg:d="M26500 90250v6538" svg:viewBox="0 0 1 6539">
          <text:p/>
        </draw:connector>
        <draw:connector draw:style-name="gr5" draw:text-style-name="P8" xml:id="id32" draw:id="id32" draw:layer="layout" svg:x1="12.501cm" svg:y1="79.462cm" svg:x2="6.575cm" svg:y2="83.219cm" draw:end-shape="id31" draw:end-glue-point="0" svg:d="M12501 79462v1628h-5926v2129" svg:viewBox="0 0 5927 3758">
          <text:p/>
        </draw:connector>
        <draw:connector draw:style-name="gr7" draw:text-style-name="P9" draw:layer="layout" draw:line-skew="-0.502cm 0.647cm" svg:x1="12.501cm" svg:y1="79.462cm" svg:x2="6.625cm" svg:y2="85.988cm" draw:start-shape="id32" draw:start-glue-point="2" draw:end-shape="id33" draw:end-glue-point="0" svg:d="M12501 79462h-1v5788h-5875v738" svg:viewBox="0 0 5877 6527">
          <text:p/>
        </draw:connector>
        <draw:connector draw:style-name="gr7" draw:text-style-name="P9" draw:layer="layout" draw:line-skew="-0.502cm 2.156cm" svg:x1="12.501cm" svg:y1="79.462cm" svg:x2="8.375cm" svg:y2="88.969cm" draw:start-shape="id32" draw:start-glue-point="2" draw:end-shape="id34" draw:end-glue-point="0" svg:d="M12501 79462h-1v8788h-4125v719" svg:viewBox="0 0 4127 9508">
          <text:p/>
        </draw:connector>
        <draw:connector draw:style-name="gr7" draw:text-style-name="P9" draw:layer="layout" draw:line-skew="2.464cm" svg:x1="12.465cm" svg:y1="80.074cm" svg:x2="18.575cm" svg:y2="86cm" draw:end-shape="id35" draw:end-glue-point="0" svg:d="M12465 80074v5176h6110v750" svg:viewBox="0 0 6111 5927">
          <text:p/>
        </draw:connector>
        <draw:g>
          <draw:g>
            <draw:line draw:style-name="gr9" draw:text-style-name="P3" draw:layer="layout" svg:x1="15.5cm" svg:y1="79.15cm" svg:x2="16.5cm" svg:y2="79.15cm">
              <text:p/>
            </draw:line>
            <draw:custom-shape draw:style-name="gr10" draw:text-style-name="P5" draw:layer="layout" svg:width="4.61cm" svg:height="1.001cm" draw:transform="rotate (-0.000349065850398201) translate (16.39cm 78.647cm)">
              <text:p text:style-name="P4"><text:span text:style-name="T2">Natur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11" draw:text-style-name="P10" xml:id="id8" draw:id="id8" draw:layer="layout" svg:width="7cm" svg:height="1.481cm" svg:x="54.604cm" svg:y="102.066cm">
          <text:p text:style-name="P1"><text:span text:style-name="T1">obtenirTableDeCodageRecur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53.65cm" svg:y1="102.8cm" svg:x2="54.65cm" svg:y2="102.8cm">
            <text:p/>
          </draw:line>
          <draw:custom-shape draw:style-name="gr10" draw:text-style-name="P7" draw:layer="layout" svg:width="4.61cm" svg:height="1.001cm" draw:transform="rotate (-0.000349065850398201) translate (49.15cm 102.297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1.65cm" svg:y1="102.4cm" svg:x2="62.65cm" svg:y2="102.4cm">
            <text:p/>
          </draw:line>
          <draw:custom-shape draw:style-name="gr10" draw:text-style-name="P5" draw:layer="layout" svg:width="4.61cm" svg:height="1.001cm" draw:transform="rotate (-0.000349065850398201) translate (62.54cm 101.897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7" xml:id="id36" draw:id="id36" draw:layer="layout" svg:width="6cm" svg:height="1.481cm" svg:x="63.7cm" svg:y="112.019cm">
          <text:p text:style-name="P16"><text:span text:style-name="T5">obtenirFils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37" draw:id="id37" draw:layer="layout" svg:width="6cm" svg:height="1.481cm" svg:x="46.55cm" svg:y="112cm">
          <text:p text:style-name="P16"><text:span text:style-name="T5">obtenirFilsGa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3.468cm" svg:x1="58.104cm" svg:y1="103.547cm" svg:x2="66.7cm" svg:y2="112.019cm" draw:start-shape="id8" draw:start-glue-point="2" draw:end-shape="id36" svg:d="M58104 103547v7703h8596v769" svg:viewBox="0 0 8597 8473">
          <text:p/>
        </draw:connector>
        <draw:connector draw:style-name="gr5" draw:text-style-name="P8" draw:layer="layout" draw:line-skew="3.477cm" svg:x1="58.104cm" svg:y1="103.547cm" svg:x2="49.55cm" svg:y2="112cm" draw:start-shape="id8" draw:start-glue-point="2" draw:end-shape="id37" draw:end-glue-point="0" svg:d="M58104 103547v7703h-8554v750" svg:viewBox="0 0 8555 8454">
          <text:p/>
        </draw:connector>
        <draw:custom-shape draw:style-name="gr30" draw:text-style-name="P19" xml:id="id24" draw:id="id24" draw:layer="layout" svg:width="6cm" svg:height="1.481cm" svg:x="87.5cm" svg:y="83cm">
          <text:p text:style-name="P18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xml:id="id38" draw:id="id38" draw:layer="layout" svg:width="6cm" svg:height="1.481cm" svg:x="71.75cm" svg:y="91.969cm">
          <text:p text:style-name="P18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xml:id="id39" draw:id="id39" draw:layer="layout" svg:width="6cm" svg:height="1.481cm" svg:x="86.75cm" svg:y="95.269cm">
          <text:p text:style-name="P18"><text:span text:style-name="T5">obtenirIeme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xml:id="id40" draw:id="id40" draw:layer="layout" svg:width="6cm" svg:height="1.481cm" svg:x="86.8cm" svg:y="98.519cm">
          <text:p text:style-name="P18"><text:span text:style-name="T5">obtenirLongu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xml:id="id41" draw:id="id41" draw:layer="layout" svg:width="7.25cm" svg:height="1.481cm" svg:x="78.1cm" svg:y="102cm">
          <text:p text:style-name="P18"><text:span text:style-name="T5">codeBinaireEn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xml:id="id20" draw:id="id20" draw:layer="layout" svg:x1="81.75cm" svg:y1="79.5cm" svg:x2="81.75cm" svg:y2="87.269cm" draw:end-shape="id17" draw:end-glue-point="0" svg:d="M81750 79500v7769" svg:viewBox="0 0 1 7770">
          <text:p/>
        </draw:connector>
        <draw:connector draw:style-name="gr5" draw:text-style-name="P8" draw:layer="layout" svg:x1="81.75cm" svg:y1="88.75cm" svg:x2="74.75cm" svg:y2="91.969cm" draw:start-shape="id17" draw:start-glue-point="2" draw:end-shape="id38" draw:end-glue-point="0" svg:d="M81750 88750v1609h-7000v1610" svg:viewBox="0 0 7001 3220">
          <text:p/>
        </draw:connector>
        <draw:connector draw:style-name="gr5" draw:text-style-name="P8" draw:layer="layout" draw:line-skew="2.241cm" svg:x1="81.75cm" svg:y1="88.75cm" svg:x2="89.75cm" svg:y2="95.269cm" draw:start-shape="id17" draw:start-glue-point="2" draw:end-shape="id39" draw:end-glue-point="0" svg:d="M81750 88750v5500h8000v1019" svg:viewBox="0 0 8001 6520">
          <text:p/>
        </draw:connector>
        <draw:connector draw:style-name="gr5" draw:text-style-name="P8" draw:layer="layout" draw:line-skew="3.866cm" svg:x1="81.75cm" svg:y1="88.75cm" svg:x2="89.8cm" svg:y2="98.519cm" draw:start-shape="id17" draw:start-glue-point="2" draw:end-shape="id40" draw:end-glue-point="0" svg:d="M81750 88750v8750h8050v1019" svg:viewBox="0 0 8051 9770">
          <text:p/>
        </draw:connector>
        <draw:connector draw:style-name="gr5" draw:text-style-name="P8" draw:layer="layout" svg:x1="81.75cm" svg:y1="88.75cm" svg:x2="81.725cm" svg:y2="102cm" draw:start-shape="id17" draw:start-glue-point="2" draw:end-shape="id41" draw:end-glue-point="0" svg:d="M81750 88750v6624h-25v6626" svg:viewBox="0 0 26 13251">
          <text:p/>
        </draw:connector>
        <draw:custom-shape draw:style-name="gr8" draw:text-style-name="P10" xml:id="id46" draw:id="id46" draw:layer="layout" svg:width="6cm" svg:height="1.481cm" svg:x="30.05cm" svg:y="67.069cm">
          <text:p text:style-name="P1"><text:span text:style-name="T1">ecrireIdentifi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5" draw:id="id45" draw:layer="layout" svg:width="6cm" svg:height="1.481cm" svg:x="30cm" svg:y="70.3cm">
          <text:p text:style-name="P1"><text:span text:style-name="T1">ecrireTaille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4" draw:id="id44" draw:layer="layout" svg:width="6cm" svg:height="1.481cm" svg:x="30cm" svg:y="73.519cm">
          <text:p text:style-name="P1"><text:span text:style-name="T1">ecrire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xml:id="id42" draw:id="id42" draw:layer="layout" svg:width="6cm" svg:height="1.481cm" svg:x="87.05cm" svg:y="106.269cm">
          <text:p text:style-name="P18"><text:span text:style-name="T5">cree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xml:id="id43" draw:id="id43" draw:layer="layout" svg:width="6cm" svg:height="1.481cm" svg:x="87.05cm" svg:y="110.019cm">
          <text:p text:style-name="P18"><text:span text:style-name="T5">obtenirIeme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25cm" svg:y1="103.481cm" svg:x2="90.05cm" svg:y2="106.269cm" draw:start-shape="id41" draw:start-glue-point="2" draw:end-shape="id42" draw:end-glue-point="0" svg:d="M81725 103481v1393h8325v1395" svg:viewBox="0 0 8326 2789">
          <text:p/>
        </draw:connector>
        <draw:connector draw:style-name="gr5" draw:text-style-name="P8" draw:layer="layout" draw:line-skew="2.25cm" svg:x1="81.726cm" svg:y1="103.482cm" svg:x2="90.05cm" svg:y2="110.019cm" draw:end-shape="id43" draw:end-glue-point="0" svg:d="M81726 103482v5268h8324v1269" svg:viewBox="0 0 8325 6538">
          <text:p/>
        </draw:connector>
        <draw:connector draw:style-name="gr5" draw:text-style-name="P8" draw:layer="layout" draw:line-skew="3.891cm" svg:x1="49.75cm" svg:y1="64.251cm" svg:x2="33cm" svg:y2="73.519cm" draw:end-shape="id44" draw:end-glue-point="0" svg:d="M49750 64251v8274h-16750v994" svg:viewBox="0 0 16751 9269">
          <text:p/>
        </draw:connector>
        <draw:connector draw:style-name="gr5" draw:text-style-name="P8" draw:layer="layout" draw:line-skew="2.25cm" svg:x1="49.75cm" svg:y1="64.252cm" svg:x2="33cm" svg:y2="70.3cm" draw:end-shape="id45" draw:end-glue-point="0" svg:d="M49750 64252v5023h-16750v1025" svg:viewBox="0 0 16751 6049">
          <text:p/>
        </draw:connector>
        <draw:connector draw:style-name="gr5" draw:text-style-name="P8" draw:layer="layout" draw:line-skew="0.615cm" svg:x1="49.75cm" svg:y1="64.252cm" svg:x2="33.05cm" svg:y2="67.069cm" draw:end-shape="id46" draw:end-glue-point="0" svg:d="M49750 64252v1773h-16700v1044" svg:viewBox="0 0 16701 2818">
          <text:p/>
        </draw:connector>
        <draw:connector draw:style-name="gr5" draw:text-style-name="P8" draw:layer="layout" svg:x1="58.1cm" svg:y1="91.232cm" svg:x2="58.104cm" svg:y2="102.066cm" draw:end-shape="id8" draw:end-glue-point="0" svg:d="M58100 91232v5166h4v5668" svg:viewBox="0 0 5 10835">
          <text:p/>
        </draw:connector>
        <draw:connector draw:style-name="gr5" draw:text-style-name="P8" draw:layer="layout" draw:line-skew="0cm 13.601cm" svg:x1="58.104cm" svg:y1="103.547cm" svg:x2="58.104cm" svg:y2="102.066cm" draw:start-shape="id8" draw:start-glue-point="2" draw:end-shape="id8" draw:end-glue-point="0" svg:d="M58104 103547v500h9600v-2483h-9600v502" svg:viewBox="0 0 9601 2484">
          <text:p/>
        </draw:connector>
        <draw:g>
          <draw:line draw:style-name="gr9" draw:text-style-name="P3" draw:layer="layout" svg:x1="59.108cm" svg:y1="101.569cm" svg:x2="58.108cm" svg:y2="101.569cm">
            <text:p/>
          </draw:line>
          <draw:custom-shape draw:style-name="gr10" draw:text-style-name="P7" draw:layer="layout" svg:width="4.61cm" svg:height="1.001cm" draw:transform="rotate (-0.000349065850398201) translate (43.344cm 102.4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36cm" svg:y1="67.75cm" svg:x2="37cm" svg:y2="67.75cm">
              <text:p/>
            </draw:line>
            <draw:custom-shape draw:style-name="gr10" draw:text-style-name="P5" draw:layer="layout" svg:width="4.61cm" svg:height="1.001cm" draw:transform="rotate (-0.000349065850398201) translate (36.89cm 67.247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line draw:style-name="gr9" draw:text-style-name="P3" draw:layer="layout" svg:x1="15.5cm" svg:y1="79.15cm" svg:x2="16.5cm" svg:y2="79.15cm">
              <text:p/>
            </draw:line>
            <draw:custom-shape draw:style-name="gr10" draw:text-style-name="P5" draw:layer="layout" svg:width="4.61cm" svg:height="1.001cm" draw:transform="rotate (-0.000349065850398201) translate (16.39cm 78.647cm)">
              <text:p text:style-name="P4"><text:span text:style-name="T2">Natur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29.038cm" svg:y1="68.253cm" svg:x2="30.038cm" svg:y2="68.253cm">
            <text:p/>
          </draw:line>
          <draw:custom-shape draw:style-name="gr10" draw:text-style-name="P7" draw:layer="layout" svg:width="4.61cm" svg:height="1.001cm" draw:transform="rotate (-0.000349065850398201) translate (24.538cm 67.75cm)">
            <text:p text:style-name="P6"><text:span text:style-name="T2">Natur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29.038cm" svg:y1="67.453cm" svg:x2="30.038cm" svg:y2="67.453cm">
            <text:p/>
          </draw:line>
          <draw:custom-shape draw:style-name="gr10" draw:text-style-name="P7" draw:layer="layout" svg:width="4.61cm" svg:height="1.001cm" draw:transform="rotate (-0.000349065850398201) translate (24.538cm 66.9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36cm" svg:y1="70.95cm" svg:x2="37cm" svg:y2="70.95cm">
              <text:p/>
            </draw:line>
            <draw:custom-shape draw:style-name="gr10" draw:text-style-name="P5" draw:layer="layout" svg:width="4.61cm" svg:height="1.001cm" draw:transform="rotate (-0.000349065850398201) translate (36.89cm 70.447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29.038cm" svg:y1="71.453cm" svg:x2="30.038cm" svg:y2="71.453cm">
            <text:p/>
          </draw:line>
          <draw:custom-shape draw:style-name="gr10" draw:text-style-name="P7" draw:layer="layout" svg:width="4.61cm" svg:height="1.001cm" draw:transform="rotate (-0.000349065850398201) translate (24.538cm 70.95cm)">
            <text:p text:style-name="P6"><text:span text:style-name="T2">Natur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29.038cm" svg:y1="70.653cm" svg:x2="30.038cm" svg:y2="70.653cm">
            <text:p/>
          </draw:line>
          <draw:custom-shape draw:style-name="gr10" draw:text-style-name="P7" draw:layer="layout" svg:width="4.61cm" svg:height="1.001cm" draw:transform="rotate (-0.000349065850398201) translate (24.538cm 70.1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36cm" svg:y1="74.15cm" svg:x2="37cm" svg:y2="74.15cm">
              <text:p/>
            </draw:line>
            <draw:custom-shape draw:style-name="gr10" draw:text-style-name="P5" draw:layer="layout" svg:width="4.61cm" svg:height="1.001cm" draw:transform="rotate (-0.000349065850398201) translate (36.89cm 73.647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29.038cm" svg:y1="74.653cm" svg:x2="30.038cm" svg:y2="74.653cm">
            <text:p/>
          </draw:line>
          <draw:custom-shape draw:style-name="gr10" draw:text-style-name="P7" draw:layer="layout" svg:width="4.61cm" svg:height="1.001cm" draw:transform="rotate (-0.000349065850398201) translate (24.538cm 74.15cm)">
            <text:p text:style-name="P6"><text:span text:style-name="T2">Statistiqu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29.038cm" svg:y1="73.853cm" svg:x2="30.038cm" svg:y2="73.853cm">
            <text:p/>
          </draw:line>
          <draw:custom-shape draw:style-name="gr10" draw:text-style-name="P7" draw:layer="layout" svg:width="4.61cm" svg:height="1.001cm" draw:transform="rotate (-0.000349065850398201) translate (24.538cm 73.3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75.003cm" svg:x2="64.25cm" svg:y2="75.003cm">
              <text:p/>
            </draw:line>
            <draw:custom-shape draw:style-name="gr10" draw:text-style-name="P5" draw:layer="layout" svg:width="4.61cm" svg:height="1.001cm" draw:transform="rotate (-0.000349065850398201) translate (64.14cm 74.5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29.038cm" svg:y1="70.653cm" svg:x2="30.038cm" svg:y2="70.653cm">
            <text:p/>
          </draw:line>
          <draw:custom-shape draw:style-name="gr10" draw:text-style-name="P7" draw:layer="layout" svg:width="4.61cm" svg:height="1.001cm" draw:transform="rotate (-0.000349065850398201) translate (24.538cm 70.1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29.038cm" svg:y1="70.653cm" svg:x2="30.038cm" svg:y2="70.653cm">
            <text:p/>
          </draw:line>
          <draw:custom-shape draw:style-name="gr10" draw:text-style-name="P7" draw:layer="layout" svg:width="4.61cm" svg:height="1.001cm" draw:transform="rotate (-0.000349065850398201) translate (24.538cm 70.1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72.502cm" svg:x2="64.25cm" svg:y2="72.502cm">
              <text:p/>
            </draw:line>
            <draw:custom-shape draw:style-name="gr10" draw:text-style-name="P5" draw:layer="layout" svg:width="4.61cm" svg:height="1.001cm" draw:transform="rotate (-0.000349065850398201) translate (64.14cm 71.999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7.5cm" svg:y1="72.499cm" svg:x2="58.5cm" svg:y2="72.499cm">
            <text:p/>
          </draw:line>
          <draw:custom-shape draw:style-name="gr10" draw:text-style-name="P7" draw:layer="layout" svg:width="4.61cm" svg:height="1.001cm" draw:transform="rotate (-0.000349065850398201) translate (53cm 71.996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70.001cm" svg:x2="64.25cm" svg:y2="70.001cm">
              <text:p/>
            </draw:line>
            <draw:custom-shape draw:style-name="gr10" draw:text-style-name="P5" draw:layer="layout" svg:width="4.61cm" svg:height="1.001cm" draw:transform="rotate (-0.000349065850398201) translate (64.14cm 69.498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7.5cm" svg:y1="69.998cm" svg:x2="58.5cm" svg:y2="69.998cm">
            <text:p/>
          </draw:line>
          <draw:custom-shape draw:style-name="gr10" draw:text-style-name="P7" draw:layer="layout" svg:width="4.61cm" svg:height="1.001cm" draw:transform="rotate (-0.000349065850398201) translate (53cm 69.49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72.501cm" svg:x2="64.25cm" svg:y2="72.501cm">
              <text:p/>
            </draw:line>
            <draw:custom-shape draw:style-name="gr10" draw:text-style-name="P5" draw:layer="layout" svg:width="4.61cm" svg:height="1.001cm" draw:transform="rotate (-0.000349065850398201) translate (64.14cm 71.998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7.5cm" svg:y1="72.498cm" svg:x2="58.5cm" svg:y2="72.498cm">
            <text:p/>
          </draw:line>
          <draw:custom-shape draw:style-name="gr10" draw:text-style-name="P7" draw:layer="layout" svg:width="4.61cm" svg:height="1.001cm" draw:transform="rotate (-0.000349065850398201) translate (53cm 71.99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05cm" svg:y1="110.35cm" svg:x2="87.05cm" svg:y2="110.35cm">
            <text:p/>
          </draw:line>
          <draw:custom-shape draw:style-name="gr10" draw:text-style-name="P7" draw:layer="layout" svg:width="4.61cm" svg:height="1.001cm" draw:transform="rotate (-0.000349065850398201) translate (81.55cm 109.847cm)">
            <text:p text:style-name="P6"><text:span text:style-name="T2">[0..7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cm" svg:y1="83.75cm" svg:x2="70cm" svg:y2="83.75cm">
            <text:p/>
          </draw:line>
          <draw:custom-shape draw:style-name="gr10" draw:text-style-name="P7" draw:layer="layout" svg:width="4.61cm" svg:height="1.001cm" draw:transform="rotate (-0.000349065850398201) translate (64.5cm 83.247cm)">
            <text:p text:style-name="P6"><text:span text:style-name="T2">Oct</text:span><text:span text:style-name="T6">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3" draw:layer="layout" svg:x1="65.25cm" svg:y1="86.25cm" svg:x2="66.25cm" svg:y2="86.25cm">
            <text:p/>
          </draw:line>
        </draw:g>
        <draw:g>
          <draw:line draw:style-name="gr9" draw:text-style-name="P3" draw:layer="layout" svg:x1="86.5cm" svg:y1="83.353cm" svg:x2="87.5cm" svg:y2="83.353cm">
            <text:p/>
          </draw:line>
          <draw:custom-shape draw:style-name="gr10" draw:text-style-name="P7" draw:layer="layout" svg:width="4.61cm" svg:height="1.001cm" draw:transform="rotate (-0.000349065850398201) translate (82cm 82.85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cm" svg:y1="87.5cm" svg:x2="76cm" svg:y2="87.5cm">
            <text:p/>
          </draw:line>
          <draw:custom-shape draw:style-name="gr10" draw:text-style-name="P7" draw:layer="layout" svg:width="4.61cm" svg:height="1.001cm" draw:transform="rotate (-0.000349065850398201) translate (70.5cm 86.99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2.85cm" svg:y1="99.253cm" svg:x2="93.85cm" svg:y2="99.253cm">
            <text:p/>
          </draw:line>
          <draw:custom-shape draw:style-name="gr10" draw:text-style-name="P5" draw:layer="layout" svg:width="4.61cm" svg:height="1.001cm" draw:transform="rotate (-0.000349065850398201) translate (93.74cm 98.75cm)">
            <text:p text:style-name="P4"><text:span text:style-name="T2">Natur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5.85cm" svg:y1="99.303cm" svg:x2="86.85cm" svg:y2="99.303cm">
            <text:p/>
          </draw:line>
          <draw:custom-shape draw:style-name="gr10" draw:text-style-name="P7" draw:layer="layout" svg:width="4.61cm" svg:height="1.001cm" draw:transform="rotate (-0.000349065850398201) translate (81.35cm 98.8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2cm" svg:y1="92.75cm" svg:x2="93cm" svg:y2="92.75cm">
            <text:p/>
          </draw:line>
          <draw:custom-shape draw:style-name="gr10" draw:text-style-name="P5" draw:layer="layout" svg:width="4.61cm" svg:height="1.001cm" draw:transform="rotate (-0.000349065850398201) translate (92.89cm 92.247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25cm" svg:y1="92.353cm" svg:x2="87.25cm" svg:y2="92.353cm">
            <text:p/>
          </draw:line>
          <draw:custom-shape draw:style-name="gr10" draw:text-style-name="P7" draw:layer="layout" svg:width="4.61cm" svg:height="1.001cm" draw:transform="rotate (-0.000349065850398201) translate (81.75cm 91.85cm)">
            <text:p text:style-name="P6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4.75cm" svg:y1="78.75cm" svg:x2="85.75cm" svg:y2="78.75cm">
            <text:p/>
          </draw:line>
          <draw:custom-shape draw:style-name="gr10" draw:text-style-name="P5" draw:layer="layout" svg:width="4.61cm" svg:height="1.001cm" draw:transform="rotate (-0.000349065850398201) translate (85.64cm 78.247cm)">
            <text:p text:style-name="P4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5cm" svg:y1="83.75cm" svg:x2="78.5cm" svg:y2="83.75cm">
            <text:p/>
          </draw:line>
          <draw:custom-shape draw:style-name="gr10" draw:text-style-name="P5" draw:layer="layout" svg:width="4.61cm" svg:height="1.001cm" draw:transform="rotate (-0.000349065850398201) translate (78.39cm 83.24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7cm" svg:y1="86.25cm" svg:x2="70.7cm" svg:y2="86.25cm">
            <text:p/>
          </draw:line>
          <draw:custom-shape draw:style-name="gr10" draw:text-style-name="P5" draw:layer="layout" svg:width="4.61cm" svg:height="1.001cm" draw:transform="rotate (-0.000349065850398201) translate (70.59cm 85.747cm)">
            <text:p text:style-name="P4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3.5cm" svg:y1="83.75cm" svg:x2="94.5cm" svg:y2="83.75cm">
            <text:p/>
          </draw:line>
          <draw:custom-shape draw:style-name="gr10" draw:text-style-name="P5" draw:layer="layout" svg:width="4.61cm" svg:height="1.001cm" draw:transform="rotate (-0.000349065850398201) translate (94.39cm 83.247cm)">
            <text:p text:style-name="P4"><text:span text:style-name="T2">CodeB</text:span><text:span text:style-name="T6">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7.5cm" svg:y1="88cm" svg:x2="88.5cm" svg:y2="88cm">
            <text:p/>
          </draw:line>
          <draw:custom-shape draw:style-name="gr10" draw:text-style-name="P5" draw:layer="layout" svg:width="4.61cm" svg:height="1.001cm" draw:transform="rotate (-0.000349065850398201) translate (88.39cm 87.497cm)">
            <text:p text:style-name="P4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7" draw:layer="layout" svg:width="4.61cm" svg:height="1.001cm" draw:transform="rotate (-0.000349065850398201) translate (59.95cm 85.75cm)">
          <text:p text:style-name="P6"><text:span text:style-name="T2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3" draw:layer="layout" svg:x1="77.75cm" svg:y1="79.25cm" svg:x2="78.75cm" svg:y2="79.25cm">
            <text:p/>
          </draw:line>
          <draw:custom-shape draw:style-name="gr10" draw:text-style-name="P7" draw:layer="layout" svg:width="4.61cm" svg:height="1.001cm" draw:transform="rotate (-0.000349065850398201) translate (73.25cm 78.747cm)">
            <text:p text:style-name="P6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5cm" svg:y1="84.153cm" svg:x2="87.5cm" svg:y2="84.153cm">
            <text:p/>
          </draw:line>
          <draw:custom-shape draw:style-name="gr10" draw:text-style-name="P7" draw:layer="layout" svg:width="4.61cm" svg:height="1.001cm" draw:transform="rotate (-0.000349065850398201) translate (82cm 83.65cm)">
            <text:p text:style-name="P6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cm" svg:y1="88cm" svg:x2="76cm" svg:y2="88cm">
            <text:p/>
          </draw:line>
          <draw:custom-shape draw:style-name="gr10" draw:text-style-name="P7" draw:layer="layout" svg:width="4.61cm" svg:height="1.001cm" draw:transform="rotate (-0.000349065850398201) translate (70.5cm 87.49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5cm" svg:y1="88.5cm" svg:x2="76cm" svg:y2="88.5cm">
            <text:p/>
          </draw:line>
          <draw:custom-shape draw:style-name="gr10" draw:text-style-name="P7" draw:layer="layout" svg:width="4.61cm" svg:height="1.001cm" draw:transform="rotate (-0.000349065850398201) translate (70.5cm 87.997cm)">
            <text:p text:style-name="P25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0.75cm" svg:y1="92.353cm" svg:x2="71.75cm" svg:y2="92.353cm">
            <text:p/>
          </draw:line>
          <draw:custom-shape draw:style-name="gr10" draw:text-style-name="P7" draw:layer="layout" svg:width="4.61cm" svg:height="1.001cm" draw:transform="rotate (-0.000349065850398201) translate (66.25cm 91.85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75cm" svg:y1="92.75cm" svg:x2="78.75cm" svg:y2="92.75cm">
            <text:p/>
          </draw:line>
          <draw:custom-shape draw:style-name="gr10" draw:text-style-name="P5" draw:layer="layout" svg:width="4.61cm" svg:height="1.001cm" draw:transform="rotate (-0.000349065850398201) translate (78.64cm 92.247cm)">
            <text:p text:style-name="P4"><text:span text:style-name="T2">CodeB</text:span><text:span text:style-name="T6">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0.75cm" svg:y1="93.153cm" svg:x2="71.75cm" svg:y2="93.153cm">
            <text:p/>
          </draw:line>
          <draw:custom-shape draw:style-name="gr10" draw:text-style-name="P7" draw:layer="layout" svg:width="4.61cm" svg:height="1.001cm" draw:transform="rotate (-0.000349065850398201) translate (66.25cm 92.65cm)">
            <text:p text:style-name="P6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109.6cm" svg:x2="63.65cm" svg:y2="109.6cm">
            <text:p/>
          </draw:line>
          <draw:custom-shape draw:style-name="gr10" draw:text-style-name="P7" draw:layer="layout" svg:width="4.61cm" svg:height="1.001cm" draw:transform="rotate (-0.000349065850398201) translate (58.15cm 109.09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65cm" svg:y1="109.997cm" svg:x2="70.65cm" svg:y2="109.997cm">
            <text:p/>
          </draw:line>
          <draw:custom-shape draw:style-name="gr10" draw:text-style-name="P5" draw:layer="layout" svg:width="4.61cm" svg:height="1.001cm" draw:transform="rotate (-0.000349065850398201) translate (70.54cm 109.494cm)">
            <text:p text:style-name="P4"><text:span text:style-name="T2">CodeB</text:span><text:span text:style-name="T6">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110.4cm" svg:x2="63.65cm" svg:y2="110.4cm">
            <text:p/>
          </draw:line>
          <draw:custom-shape draw:style-name="gr10" draw:text-style-name="P7" draw:layer="layout" svg:width="4.61cm" svg:height="1.001cm" draw:transform="rotate (-0.000349065850398201) translate (58.15cm 109.897cm)">
            <text:p text:style-name="P6"><text:span text:style-name="T2">B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20.7cm" svg:y1="84cm" svg:x2="21.7cm" svg:y2="84cm">
              <text:p/>
            </draw:line>
            <draw:custom-shape draw:style-name="gr10" draw:text-style-name="P5" draw:layer="layout" svg:width="4.61cm" svg:height="1.001cm" draw:transform="rotate (-0.000349065850398201) translate (21.59cm 83.497cm)">
              <text:p text:style-name="P4"><text:span text:style-name="T6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3.95cm" svg:y1="84cm" svg:x2="4.95cm" svg:y2="84cm">
            <text:p/>
          </draw:line>
          <draw:custom-shape draw:style-name="gr10" draw:text-style-name="P7" draw:layer="layout" svg:width="4.61cm" svg:height="1.001cm" draw:transform="rotate (-0.000349065850398201) translate (-0.55cm 83.49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63.25cm" svg:y1="70cm" svg:x2="64.25cm" svg:y2="70cm">
              <text:p/>
            </draw:line>
            <draw:custom-shape draw:style-name="gr10" draw:text-style-name="P5" draw:layer="layout" svg:width="4.61cm" svg:height="1.001cm" draw:transform="rotate (-0.000349065850398201) translate (64.14cm 69.497cm)">
              <text:p text:style-name="P4"><text:span text:style-name="T2">FichierBi</text:span><text:span text:style-name="T6">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7.5cm" svg:y1="69.997cm" svg:x2="58.5cm" svg:y2="69.997cm">
            <text:p/>
          </draw:line>
          <draw:custom-shape draw:style-name="gr10" draw:text-style-name="P7" draw:layer="layout" svg:width="4.61cm" svg:height="1.001cm" draw:transform="rotate (-0.000349065850398201) translate (53cm 69.494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20.7cm" svg:y1="86.753cm" svg:x2="21.7cm" svg:y2="86.753cm">
              <text:p/>
            </draw:line>
            <draw:custom-shape draw:style-name="gr10" draw:text-style-name="P5" draw:layer="layout" svg:width="4.61cm" svg:height="1.001cm" draw:transform="rotate (-0.000349065850398201) translate (21.59cm 86.25cm)">
              <text:p text:style-name="P4"><text:span text:style-name="T6">Statistiqu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15.45cm" svg:y1="87.198cm" svg:x2="16.45cm" svg:y2="87.198cm">
            <text:p/>
          </draw:line>
          <draw:custom-shape draw:style-name="gr10" draw:text-style-name="P7" draw:layer="layout" svg:width="4.61cm" svg:height="1.001cm" draw:transform="rotate (-0.000349065850398201) translate (10.95cm 86.695cm)">
            <text:p text:style-name="P6"><text:span text:style-name="T2">Statistiqu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15.45cm" svg:y1="86.398cm" svg:x2="16.45cm" svg:y2="86.398cm">
            <text:p/>
          </draw:line>
          <draw:custom-shape draw:style-name="gr10" draw:text-style-name="P7" draw:layer="layout" svg:width="4.61cm" svg:height="1.001cm" draw:transform="rotate (-0.000349065850398201) translate (10.95cm 85.895cm)">
            <text:p text:style-name="P6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8.2cm" svg:y1="84cm" svg:x2="9.2cm" svg:y2="84cm">
              <text:p/>
            </draw:line>
            <draw:custom-shape draw:style-name="gr10" draw:text-style-name="P5" draw:layer="layout" svg:width="4.61cm" svg:height="1.001cm" draw:transform="rotate (-0.000349065850398201) translate (9.09cm 83.497cm)">
              <text:p text:style-name="P4"><text:span text:style-name="T6">FichierBinai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5.25cm" svg:y1="89.75cm" svg:x2="6.25cm" svg:y2="89.75cm">
            <text:p/>
          </draw:line>
          <draw:custom-shape draw:style-name="gr10" draw:text-style-name="P7" draw:layer="layout" svg:width="4.61cm" svg:height="1.001cm" draw:transform="rotate (-0.000349065850398201) translate (0.75cm 89.24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9" draw:text-style-name="P3" draw:layer="layout" svg:x1="8.25cm" svg:y1="86.75cm" svg:x2="9.25cm" svg:y2="86.75cm">
              <text:p/>
            </draw:line>
            <draw:custom-shape draw:style-name="gr10" draw:text-style-name="P5" draw:layer="layout" svg:width="4.61cm" svg:height="1.001cm" draw:transform="rotate (-0.000349065850398201) translate (9.14cm 86.247cm)">
              <text:p text:style-name="P4"><text:span text:style-name="T6">Oct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line draw:style-name="gr9" draw:text-style-name="P3" draw:layer="layout" svg:x1="10.5cm" svg:y1="89.753cm" svg:x2="11.5cm" svg:y2="89.753cm">
              <text:p/>
            </draw:line>
            <draw:custom-shape draw:style-name="gr10" draw:text-style-name="P5" draw:layer="layout" svg:width="4.61cm" svg:height="1.001cm" draw:transform="rotate (-0.000349065850398201) translate (11.39cm 89.25cm)">
              <text:p text:style-name="P4"><text:span text:style-name="T6">Boolé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9" draw:text-style-name="P3" draw:layer="layout" svg:x1="4cm" svg:y1="86.75cm" svg:x2="5cm" svg:y2="86.75cm">
            <text:p/>
          </draw:line>
          <draw:custom-shape draw:style-name="gr10" draw:text-style-name="P7" draw:layer="layout" svg:width="4.61cm" svg:height="1.001cm" draw:transform="rotate (-0.000349065850398201) translate (-0.5cm 86.247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1.65cm" svg:y1="96cm" svg:x2="72.65cm" svg:y2="96cm">
            <text:p/>
          </draw:line>
          <draw:custom-shape draw:style-name="gr10" draw:text-style-name="P5" draw:layer="layout" svg:width="4.61cm" svg:height="1.001cm" draw:transform="rotate (-0.000349065850398201) translate (72.54cm 95.497cm)">
            <text:p text:style-name="P4"><text:span text:style-name="T2">CodeB</text:span><text:span text:style-name="T6">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25cm" svg:y1="93.153cm" svg:x2="87.25cm" svg:y2="93.153cm">
            <text:p/>
          </draw:line>
          <draw:custom-shape draw:style-name="gr10" draw:text-style-name="P7" draw:layer="layout" svg:width="4.61cm" svg:height="1.001cm" draw:transform="rotate (-0.000349065850398201) translate (81.75cm 92.65cm)">
            <text:p text:style-name="P6"><text:span text:style-name="T2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6.05cm" svg:y1="111.15cm" svg:x2="87.05cm" svg:y2="111.15cm">
            <text:p/>
          </draw:line>
          <draw:custom-shape draw:style-name="gr10" draw:text-style-name="P7" draw:layer="layout" svg:width="4.61cm" svg:height="1.001cm" draw:transform="rotate (-0.000349065850398201) translate (81.55cm 110.64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85.35cm" svg:y1="102.753cm" svg:x2="86.35cm" svg:y2="102.753cm">
            <text:p/>
          </draw:line>
          <draw:custom-shape draw:style-name="gr10" draw:text-style-name="P5" draw:layer="layout" svg:width="4.61cm" svg:height="1.001cm" draw:transform="rotate (-0.000349065850398201) translate (86.24cm 102.25cm)">
            <text:p text:style-name="P4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7.15cm" svg:y1="102.75cm" svg:x2="78.15cm" svg:y2="102.75cm">
            <text:p/>
          </draw:line>
          <draw:custom-shape draw:style-name="gr10" draw:text-style-name="P7" draw:layer="layout" svg:width="4.61cm" svg:height="1.001cm" draw:transform="rotate (-0.000349065850398201) translate (72.65cm 102.247cm)">
            <text:p text:style-name="P6"><text:span text:style-name="T2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93cm" svg:y1="107cm" svg:x2="94cm" svg:y2="107cm">
            <text:p/>
          </draw:line>
          <draw:custom-shape draw:style-name="gr10" draw:text-style-name="P5" draw:layer="layout" svg:width="4.61cm" svg:height="1.001cm" draw:transform="rotate (-0.000349065850398201) translate (93.89cm 106.497cm)">
            <text:p text:style-name="P4"><text:span text:style-name="T2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0.9cm" svg:y1="96.003cm" svg:x2="51.9cm" svg:y2="96.003cm">
            <text:p/>
          </draw:line>
          <draw:custom-shape draw:style-name="gr10" draw:text-style-name="P5" draw:layer="layout" svg:width="4.61cm" svg:height="1.001cm" draw:transform="rotate (-0.000349065850398201) translate (51.79cm 95.5cm)">
            <text:p text:style-name="P4"><text:span text:style-name="T2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4.6cm" svg:y1="98.747cm" svg:x2="65.6cm" svg:y2="98.747cm">
            <text:p/>
          </draw:line>
          <draw:custom-shape draw:style-name="gr10" draw:text-style-name="P7" draw:layer="layout" svg:width="4.61cm" svg:height="1.001cm" draw:transform="rotate (-0.000349065850398201) translate (60.1cm 98.244cm)">
            <text:p text:style-name="P6"><text:span text:style-name="T2">ArbreDe</text:span><text:span text:style-name="T6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3.6cm" svg:y1="90.503cm" svg:x2="54.6cm" svg:y2="90.503cm">
            <text:p/>
          </draw:line>
          <draw:custom-shape draw:style-name="gr10" draw:text-style-name="P7" draw:layer="layout" svg:width="4.61cm" svg:height="1.001cm" draw:transform="rotate (-0.000349065850398201) translate (49.1cm 90cm)">
            <text:p text:style-name="P6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71.6cm" svg:y1="98.75cm" svg:x2="72.6cm" svg:y2="98.75cm">
            <text:p/>
          </draw:line>
          <draw:custom-shape draw:style-name="gr10" draw:text-style-name="P5" draw:layer="layout" svg:width="4.61cm" svg:height="1.001cm" draw:transform="rotate (-0.000349065850398201) translate (72.49cm 98.247cm)">
            <text:p text:style-name="P4"><text:span text:style-name="T2">ArbreDeHu</text:span><text:span text:style-name="T6">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79cm" svg:y1="112.753cm" svg:x2="63.679cm" svg:y2="112.753cm">
            <text:p/>
          </draw:line>
          <draw:custom-shape draw:style-name="gr10" draw:text-style-name="P7" draw:layer="layout" svg:width="4.61cm" svg:height="1.001cm" draw:transform="rotate (-0.000349065850398201) translate (58.179cm 112.25cm)">
            <text:p text:style-name="P6"><text:span text:style-name="T2">ArbreDe</text:span><text:span text:style-name="T6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679cm" svg:y1="112.756cm" svg:x2="70.679cm" svg:y2="112.756cm">
            <text:p/>
          </draw:line>
          <draw:custom-shape draw:style-name="gr10" draw:text-style-name="P5" draw:layer="layout" svg:width="4.61cm" svg:height="1.001cm" draw:transform="rotate (-0.000349065850398201) translate (70.569cm 112.253cm)">
            <text:p text:style-name="P4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55cm" svg:y1="112.747cm" svg:x2="46.55cm" svg:y2="112.747cm">
            <text:p/>
          </draw:line>
          <draw:custom-shape draw:style-name="gr10" draw:text-style-name="P7" draw:layer="layout" svg:width="4.61cm" svg:height="1.001cm" draw:transform="rotate (-0.000349065850398201) translate (41.05cm 112.244cm)">
            <text:p text:style-name="P6"><text:span text:style-name="T2">ArbreDe</text:span><text:span text:style-name="T6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2.55cm" svg:y1="112.75cm" svg:x2="53.55cm" svg:y2="112.75cm">
            <text:p/>
          </draw:line>
          <draw:custom-shape draw:style-name="gr10" draw:text-style-name="P5" draw:layer="layout" svg:width="4.61cm" svg:height="1.001cm" draw:transform="rotate (-0.000349065850398201) translate (53.44cm 112.247cm)">
            <text:p text:style-name="P4"><text:span text:style-name="T2">ArbreDe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cm" svg:y1="110.003cm" svg:x2="46.6cm" svg:y2="110.003cm">
            <text:p/>
          </draw:line>
          <draw:custom-shape draw:style-name="gr10" draw:text-style-name="P7" draw:layer="layout" svg:width="4.61cm" svg:height="1.001cm" draw:transform="rotate (-0.000349065850398201) translate (41.1cm 109.5cm)">
            <text:p text:style-name="P6"><text:span text:style-name="T2">ArbreDe</text:span><text:span text:style-name="T6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4cm" svg:y1="98.746cm" svg:x2="45cm" svg:y2="98.746cm">
            <text:p/>
          </draw:line>
          <draw:custom-shape draw:style-name="gr10" draw:text-style-name="P7" draw:layer="layout" svg:width="4.61cm" svg:height="1.001cm" draw:transform="rotate (-0.000349065850398201) translate (39.5cm 98.243cm)">
            <text:p text:style-name="P6"><text:span text:style-name="T2">ArbreDe</text:span><text:span text:style-name="T6">Hu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1cm" svg:y1="98.749cm" svg:x2="52cm" svg:y2="98.749cm">
            <text:p/>
          </draw:line>
          <draw:custom-shape draw:style-name="gr10" draw:text-style-name="P5" draw:layer="layout" svg:width="4.61cm" svg:height="1.001cm" draw:transform="rotate (-0.000349065850398201) translate (51.89cm 98.246cm)">
            <text:p text:style-name="P4"><text:span text:style-name="T2">ArbreDeHu</text:span><text:span text:style-name="T6">ffm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52.4cm" svg:y1="107.5cm" svg:x2="53.4cm" svg:y2="107.5cm">
            <text:p/>
          </draw:line>
          <draw:custom-shape draw:style-name="gr10" draw:text-style-name="P5" draw:layer="layout" svg:width="4.61cm" svg:height="1.001cm" draw:transform="rotate (-0.000349065850398201) translate (53.29cm 106.997cm)">
            <text:p text:style-name="P4"><text:span text:style-name="T6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3" draw:layer="layout" svg:x1="52.5cm" svg:y1="110.003cm" svg:x2="53.5cm" svg:y2="110.003cm">
            <text:p/>
          </draw:line>
          <draw:custom-shape draw:style-name="gr10" draw:text-style-name="P5" draw:layer="layout" svg:width="4.61cm" svg:height="1.001cm" draw:transform="rotate (-0.000349065850398201) translate (53.39cm 109.5cm)">
            <text:p text:style-name="P4"><text:span text:style-name="T6">Boolé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107cm" svg:x2="46.65cm" svg:y2="107cm">
            <text:p/>
          </draw:line>
          <draw:custom-shape draw:style-name="gr10" draw:text-style-name="P7" draw:layer="layout" svg:width="4.61cm" svg:height="1.001cm" draw:transform="rotate (-0.000349065850398201) translate (41.15cm 106.497cm)">
            <text:p text:style-name="P6"><text:span text:style-name="T6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108cm" svg:x2="46.65cm" svg:y2="108cm">
            <text:p/>
          </draw:line>
          <draw:custom-shape draw:style-name="gr10" draw:text-style-name="P7" draw:layer="layout" svg:width="4.61cm" svg:height="1.001cm" draw:transform="rotate (-0.000349065850398201) translate (41.15cm 107.497cm)">
            <text:p text:style-name="P6"><text:span text:style-name="T6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107.5cm" svg:x2="46.65cm" svg:y2="107.5cm">
            <text:p/>
          </draw:line>
          <draw:custom-shape draw:style-name="gr10" draw:text-style-name="P7" draw:layer="layout" svg:width="4.61cm" svg:height="1.001cm" draw:transform="rotate (-0.000349065850398201) translate (41.15cm 106.997cm)">
            <text:p text:style-name="P6"><text:span text:style-name="T6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107cm" svg:x2="63.65cm" svg:y2="107cm">
            <text:p/>
          </draw:line>
          <draw:custom-shape draw:style-name="gr10" draw:text-style-name="P7" draw:layer="layout" svg:width="4.61cm" svg:height="1.001cm" draw:transform="rotate (-0.000349065850398201) translate (58.15cm 106.497cm)">
            <text:p text:style-name="P6"><text:span text:style-name="T6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2.65cm" svg:y1="108cm" svg:x2="63.65cm" svg:y2="108cm">
            <text:p/>
          </draw:line>
          <draw:custom-shape draw:style-name="gr10" draw:text-style-name="P7" draw:layer="layout" svg:width="4.61cm" svg:height="1.001cm" draw:transform="rotate (-0.000349065850398201) translate (58.15cm 107.497cm)">
            <text:p text:style-name="P6"><text:span text:style-name="T6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107cm" svg:x2="46.65cm" svg:y2="107cm">
            <text:p/>
          </draw:line>
          <draw:custom-shape draw:style-name="gr10" draw:text-style-name="P7" draw:layer="layout" svg:width="4.61cm" svg:height="1.001cm" draw:transform="rotate (-0.000349065850398201) translate (41.15cm 106.497cm)">
            <text:p text:style-name="P6"><text:span text:style-name="T6">TableDeCod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45.65cm" svg:y1="108cm" svg:x2="46.65cm" svg:y2="108cm">
            <text:p/>
          </draw:line>
          <draw:custom-shape draw:style-name="gr10" draw:text-style-name="P7" draw:layer="layout" svg:width="4.61cm" svg:height="1.001cm" draw:transform="rotate (-0.000349065850398201) translate (41.15cm 107.497cm)">
            <text:p text:style-name="P6"><text:span text:style-name="T6">Code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9" draw:text-style-name="P3" draw:layer="layout" svg:x1="69.65cm" svg:y1="107.503cm" svg:x2="70.65cm" svg:y2="107.503cm">
            <text:p/>
          </draw:line>
          <draw:custom-shape draw:style-name="gr10" draw:text-style-name="P5" draw:layer="layout" svg:width="4.61cm" svg:height="1.001cm" draw:transform="rotate (-0.000349065850398201) translate (70.54cm 107cm)">
            <text:p text:style-name="P4"><text:span text:style-name="T6">Oct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Standard">
        <draw:custom-shape draw:style-name="gr1" draw:text-style-name="P2" xml:id="id47" draw:id="id47" draw:layer="layout" svg:width="5.75cm" svg:height="1.75cm" svg:x="46.875cm" svg:y="13cm">
          <text:p text:style-name="P1"><text:span text:style-name="T1">comp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5.626cm" svg:x1="49.75cm" svg:y1="14.75cm" svg:x2="12.5cm" svg:y2="28.499cm" draw:start-shape="id47" draw:start-glue-point="2" draw:end-shape="id48" draw:end-glue-point="0" svg:d="M49750 14750v12500h-37250v1249" svg:viewBox="0 0 37251 13750">
          <text:p/>
        </draw:connector>
        <draw:connector draw:style-name="gr5" draw:text-style-name="P8" draw:layer="layout" draw:line-skew="7cm" svg:x1="49.75cm" svg:y1="14.75cm" svg:x2="58.1cm" svg:y2="40.25cm" draw:start-shape="id47" draw:start-glue-point="2" draw:end-shape="id49" draw:end-glue-point="0" svg:d="M49750 14750v19750h8350v5750" svg:viewBox="0 0 8351 25501">
          <text:p/>
        </draw:connector>
        <draw:connector draw:style-name="gr6" draw:text-style-name="P8" draw:layer="layout" draw:line-skew="5.616cm" svg:x1="49.75cm" svg:y1="14.75cm" svg:x2="81.75cm" svg:y2="28.519cm" draw:start-shape="id47" draw:start-glue-point="2" draw:end-shape="id50" draw:end-glue-point="0" svg:d="M49750 14750v12500h32000v1269" svg:viewBox="0 0 32001 13770">
          <text:p/>
        </draw:connector>
        <draw:connector draw:style-name="gr7" draw:text-style-name="P9" draw:layer="layout" draw:line-skew="7.5cm" svg:x1="49.75cm" svg:y1="14.75cm" svg:x2="26.5cm" svg:y2="39.25cm" draw:start-shape="id47" draw:start-glue-point="2" draw:end-shape="id51" draw:end-glue-point="0" svg:d="M49750 14750v19750h-23250v4750" svg:viewBox="0 0 23251 24501">
          <text:p/>
        </draw:connector>
        <draw:custom-shape draw:style-name="gr8" draw:text-style-name="P10" draw:layer="layout" svg:width="6cm" svg:height="1.481cm" svg:x="9.5cm" svg:y="28.5cm">
          <text:p text:style-name="P1"><text:span text:style-name="T1">obtenir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49" draw:id="id49" draw:layer="layout" svg:width="7cm" svg:height="1.481cm" svg:x="54.6cm" svg:y="40.25cm">
          <text:p text:style-name="P1"><text:span text:style-name="T1">obtenirTableD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71" draw:id="id71" draw:layer="layout" svg:width="3.25cm" svg:height="1.481cm" svg:x="6.75cm" svg:y="33.71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48" draw:id="id48" draw:layer="layout" svg:width="6cm" svg:height="1.481cm" svg:x="9.5cm" svg:y="28.499cm">
          <text:p text:style-name="P1"><text:span text:style-name="T1">obtenirStatistiquesEtTaille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3" draw:id="id73" draw:layer="layout" svg:width="4.25cm" svg:height="1.481cm" svg:x="6.25cm" svg:y="36.488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6" xml:id="id75" draw:id="id75" draw:layer="layout" svg:width="4.25cm" svg:height="1.481cm" svg:x="14.75cm" svg:y="36.5cm">
          <text:p text:style-name="P12"><text:span text:style-name="T3">incrementerOccu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4" draw:id="id74" draw:layer="layout" svg:width="4.25cm" svg:height="1.481cm" svg:x="6.25cm" svg:y="39.469cm">
          <text:p text:style-name="P1"><text:span text:style-name="T1">fin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6" xml:id="id52" draw:id="id52" draw:layer="layout" svg:width="4.25cm" svg:height="1.481cm" svg:x="14.75cm" svg:y="33.75cm">
          <text:p text:style-name="P12"><text:span text:style-name="T3">statist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5cm" svg:y1="29.961cm" svg:x2="16.875cm" svg:y2="33.75cm" draw:end-shape="id52" draw:end-glue-point="0" svg:d="M12500 29961v1644h4375v2145" svg:viewBox="0 0 4376 3790">
          <text:p/>
        </draw:connector>
        <draw:connector draw:style-name="gr5" draw:text-style-name="P8" draw:layer="layout" draw:line-skew="3.25cm" svg:x1="49.75cm" svg:y1="14.75cm" svg:x2="60.875cm" svg:y2="22.25cm" draw:start-shape="id47" draw:start-glue-point="2" draw:end-shape="id53" draw:end-glue-point="0" svg:d="M49750 14750v7000h11125v500" svg:viewBox="0 0 11126 7501">
          <text:p/>
        </draw:connector>
        <draw:custom-shape draw:style-name="gr8" draw:text-style-name="P10" xml:id="id50" draw:id="id50" draw:layer="layout" svg:width="6cm" svg:height="1.481cm" svg:x="78.75cm" svg:y="28.519cm"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8" xml:id="id57" draw:id="id57" draw:layer="layout" svg:width="5.75cm" svg:height="1.481cm" svg:x="45.1cm" svg:y="45.769cm">
          <text:p text:style-name="P27"><text:span text:style-name="T3">tableDe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8" xml:id="id56" draw:id="id56" draw:layer="layout" svg:width="5.75cm" svg:height="1.481cm" svg:x="46.65cm" svg:y="57.25cm">
          <text:p text:style-name="P27"><text:span text:style-name="T4">ajouterCod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65" draw:id="id65" draw:layer="layout" svg:width="7.5cm" svg:height="1.481cm" svg:x="70cm" svg:y="33.5cm">
          <text:p text:style-name="P27"><text:span text:style-name="T4">octetVers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318cm" svg:x1="58.104cm" svg:y1="54.047cm" svg:x2="49.55cm" svg:y2="59.819cm" draw:start-shape="id54" draw:start-glue-point="2" draw:end-shape="id55" draw:end-glue-point="0" svg:d="M58104 54047v5203h-8554v569" svg:viewBox="0 0 8555 5773">
          <text:p/>
        </draw:connector>
        <draw:connector draw:style-name="gr5" draw:text-style-name="P8" draw:layer="layout" svg:x1="58.104cm" svg:y1="54.047cm" svg:x2="49.525cm" svg:y2="57.25cm" draw:start-shape="id54" draw:start-glue-point="2" draw:end-shape="id56" draw:end-glue-point="0" svg:d="M58104 54047v1601h-8579v1602" svg:viewBox="0 0 8580 3204">
          <text:p/>
        </draw:connector>
        <draw:connector draw:style-name="gr5" draw:text-style-name="P8" draw:layer="layout" svg:x1="58.1cm" svg:y1="41.731cm" svg:x2="47.975cm" svg:y2="45.769cm" draw:start-shape="id49" draw:start-glue-point="2" draw:end-shape="id57" draw:end-glue-point="0" svg:d="M58100 41731v2018h-10125v2020" svg:viewBox="0 0 10126 4039">
          <text:p/>
        </draw:connector>
        <draw:custom-shape draw:style-name="gr40" draw:text-style-name="P19" xml:id="id55" draw:id="id55" draw:layer="layout" svg:width="6cm" svg:height="1.481cm" svg:x="46.55cm" svg:y="59.819cm">
          <text:p text:style-name="P18"><text:span text:style-name="T5">estUneFeu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9" xml:id="id60" draw:id="id60" draw:layer="layout" svg:width="6cm" svg:height="1.481cm" svg:x="63.65cm" svg:y="57.269cm">
          <text:p text:style-name="P18"><text:span text:style-name="T5">obteni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9" xml:id="id58" draw:id="id58" draw:layer="layout" svg:width="6cm" svg:height="1.481cm" svg:x="65.6cm" svg:y="48.5cm">
          <text:p text:style-name="P18"><text:span text:style-name="T5">obtenirFils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9" xml:id="id59" draw:id="id59" draw:layer="layout" svg:width="6cm" svg:height="1.481cm" svg:x="45cm" svg:y="48.5cm">
          <text:p text:style-name="P18"><text:span text:style-name="T5">obtenirFilsGa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2.635cm" svg:x1="58.1cm" svg:y1="41.731cm" svg:x2="68.6cm" svg:y2="48.5cm" draw:start-shape="id49" draw:start-glue-point="2" draw:end-shape="id58" svg:d="M58100 41731v6019h10500v750" svg:viewBox="0 0 10501 6770">
          <text:p/>
        </draw:connector>
        <draw:connector draw:style-name="gr5" draw:text-style-name="P8" draw:layer="layout" draw:line-skew="2.635cm" svg:x1="58.1cm" svg:y1="41.731cm" svg:x2="48cm" svg:y2="48.5cm" draw:start-shape="id49" draw:start-glue-point="2" draw:end-shape="id59" draw:end-glue-point="0" svg:d="M58100 41731v6019h-10100v750" svg:viewBox="0 0 10101 6770">
          <text:p/>
        </draw:connector>
        <draw:connector draw:style-name="gr5" draw:text-style-name="P8" draw:layer="layout" svg:x1="58.104cm" svg:y1="54.047cm" svg:x2="66.65cm" svg:y2="57.269cm" draw:start-shape="id54" draw:start-glue-point="2" draw:end-shape="id60" draw:end-glue-point="0" svg:d="M58104 54047v1610h8546v1612" svg:viewBox="0 0 8547 3223">
          <text:p/>
        </draw:connector>
        <draw:custom-shape draw:style-name="gr44" draw:text-style-name="P19" xml:id="id61" draw:id="id61" draw:layer="layout" svg:width="6cm" svg:height="1.481cm" svg:x="65.6cm" svg:y="45.75cm">
          <text:p text:style-name="P18"><text:span text:style-name="T5">code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9" xml:id="id62" draw:id="id62" draw:layer="layout" svg:width="6cm" svg:height="1.481cm" svg:x="63.65cm" svg:y="59.769cm">
          <text:p text:style-name="P18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68.6cm" svg:y1="45.75cm" svg:x2="58.1cm" svg:y2="41.731cm" draw:start-shape="id61" draw:start-glue-point="0" draw:end-shape="id49" draw:end-glue-point="2" svg:d="M68600 45750v-2010h-10500v-2009" svg:viewBox="0 0 10501 4020">
          <text:p/>
        </draw:connector>
        <draw:connector draw:style-name="gr5" draw:text-style-name="P8" draw:layer="layout" draw:line-skew="2.343cm" svg:x1="58.104cm" svg:y1="54.047cm" svg:x2="66.65cm" svg:y2="59.769cm" draw:start-shape="id54" draw:start-glue-point="2" draw:end-shape="id62" draw:end-glue-point="0" svg:d="M58104 54047v5203h8546v519" svg:viewBox="0 0 8547 5723">
          <text:p/>
        </draw:connector>
        <draw:custom-shape draw:style-name="gr13" draw:text-style-name="P11" xml:id="id67" draw:id="id67" draw:layer="layout" svg:width="4.25cm" svg:height="1.481cm" svg:x="66.25cm" svg:y="36cm">
          <text:p text:style-name="P1"><text:span text:style-name="T1">l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69" draw:id="id69" draw:layer="layout" svg:width="4.75cm" svg:height="1.481cm" svg:x="58.5cm" svg:y="24.769cm">
          <text:p text:style-name="P1"><text:span text:style-name="T1">fichierBin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68" draw:id="id68" draw:layer="layout" svg:width="4.75cm" svg:height="1.481cm" svg:x="58.5cm" svg:y="19.769cm">
          <text:p text:style-name="P1"><text:span text:style-name="T1">ouv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64" draw:id="id64" draw:layer="layout" svg:width="4.75cm" svg:height="1.481cm" svg:x="87.25cm" svg:y="42.5cm">
          <text:p text:style-name="P1"><text:span text:style-name="T1">ecrire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xml:id="id53" draw:id="id53" draw:layer="layout" svg:width="4.75cm" svg:height="1.481cm" svg:x="58.5cm" svg:y="22.25cm">
          <text:p text:style-name="P1"><text:span text:style-name="T1">fer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25cm" svg:y1="38.281cm" svg:x2="89.625cm" svg:y2="42.5cm" draw:start-shape="id63" draw:start-glue-point="2" draw:end-shape="id64" draw:end-glue-point="0" svg:d="M81725 38281v2109h7900v2110" svg:viewBox="0 0 7901 4220">
          <text:p/>
        </draw:connector>
        <draw:connector draw:style-name="gr5" draw:text-style-name="P8" draw:layer="layout" svg:x1="81.75cm" svg:y1="30cm" svg:x2="73.75cm" svg:y2="33.5cm" draw:start-shape="id50" draw:start-glue-point="2" draw:end-shape="id65" draw:end-glue-point="0" svg:d="M81750 30000v1749h-8000v1751" svg:viewBox="0 0 8001 3501">
          <text:p/>
        </draw:connector>
        <draw:connector draw:style-name="gr5" draw:text-style-name="P8" draw:layer="layout" draw:line-skew="6.001cm" svg:x1="81.75cm" svg:y1="30cm" svg:x2="68.375cm" svg:y2="36cm" draw:start-shape="id66" draw:start-glue-point="2" draw:end-shape="id67" draw:end-glue-point="0" svg:d="M81750 30000v5500h-13375v500" svg:viewBox="0 0 13376 6001">
          <text:p/>
        </draw:connector>
        <draw:connector draw:style-name="gr5" draw:text-style-name="P8" draw:layer="layout" draw:line-skew="1.991cm" svg:x1="49.75cm" svg:y1="14.75cm" svg:x2="60.875cm" svg:y2="19.769cm" draw:start-shape="id47" draw:start-glue-point="2" draw:end-shape="id68" draw:end-glue-point="0" svg:d="M49750 14750v4500h11125v519" svg:viewBox="0 0 11126 5020">
          <text:p/>
        </draw:connector>
        <draw:connector draw:style-name="gr5" draw:text-style-name="P8" draw:layer="layout" draw:line-skew="4.491cm" svg:x1="49.75cm" svg:y1="14.75cm" svg:x2="60.875cm" svg:y2="24.769cm" draw:start-shape="id47" draw:start-glue-point="2" draw:end-shape="id69" draw:end-glue-point="0" svg:d="M49750 14750v9500h11125v519" svg:viewBox="0 0 11126 10020">
          <text:p/>
        </draw:connector>
        <draw:custom-shape draw:style-name="gr46" draw:text-style-name="P10" xml:id="id63" draw:id="id63" draw:layer="layout" svg:width="10.75cm" svg:height="1.481cm" svg:x="76.35cm" svg:y="36.8cm">
          <text:p text:style-name="P1"><text:span text:style-name="T1">concatenerCodesBinairesEn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5cm" svg:y1="30cm" svg:x2="90.5cm" svg:y2="33.5cm" draw:start-shape="id50" draw:start-glue-point="2" draw:end-shape="id70" draw:end-glue-point="0" svg:d="M81750 30000v1749h8750v1751" svg:viewBox="0 0 8751 3501">
          <text:p/>
        </draw:connector>
        <draw:connector draw:style-name="gr5" draw:text-style-name="P8" draw:layer="layout" draw:line-skew="1.998cm" svg:x1="26.5cm" svg:y1="40.75cm" svg:x2="32.875cm" svg:y2="45.294cm" svg:d="M26500 40750v4019h6375v525" svg:viewBox="0 0 6376 4545">
          <text:p/>
        </draw:connector>
        <draw:connector draw:style-name="gr5" draw:text-style-name="P8" draw:layer="layout" draw:line-skew="2.01cm" svg:x1="26.5cm" svg:y1="40.731cm" svg:x2="19.75cm" svg:y2="45.25cm" svg:d="M26500 40731v4019h-6750v500" svg:viewBox="0 0 6751 4520">
          <text:p/>
        </draw:connector>
        <draw:g>
          <draw:g>
            <draw:custom-shape draw:style-name="gr20" draw:text-style-name="P21" draw:layer="layout" svg:width="4.119cm" svg:height="1.481cm" svg:x="17.75cm" svg:y="42.522cm">
              <text:p text:style-name="P20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2" draw:text-style-name="P21" draw:layer="layout" svg:width="3.25cm" svg:height="1.481cm" svg:x="31.25cm" svg:y="42.525cm">
              <text:p text:style-name="P20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2" draw:text-style-name="P21" draw:layer="layout" svg:width="3.25cm" svg:height="1.481cm" svg:x="31.25cm" svg:y="45.275cm">
              <text:p text:style-name="P20">estVid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23" draw:text-style-name="P21" draw:layer="layout" svg:width="2.5cm" svg:height="1.481cm" svg:x="18.5cm" svg:y="45.272cm">
              <text:p text:style-name="P20">enfil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51" draw:id="id51">
          <draw:g>
            <draw:custom-shape draw:style-name="gr29" draw:text-style-name="P22" draw:layer="layout" svg:width="5.119cm" svg:height="1.481cm" svg:x="23.941cm" svg:y="39.25cm">
              <text:p text:style-name="P20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5" draw:text-style-name="P8" draw:layer="layout" svg:x1="26.5cm" svg:y1="40.731cm" svg:x2="19.809cm" svg:y2="42.5cm" svg:d="M26500 40731v634h-6691v1135" svg:viewBox="0 0 6692 1770">
          <text:p/>
        </draw:connector>
        <draw:connector draw:style-name="gr5" draw:text-style-name="P8" draw:layer="layout" svg:x1="26.5cm" svg:y1="40.75cm" svg:x2="32.875cm" svg:y2="42.519cm" svg:d="M26500 40750v634h6375v1135" svg:viewBox="0 0 6376 1770">
          <text:p/>
        </draw:connector>
        <draw:connector draw:style-name="gr5" draw:text-style-name="P8" draw:layer="layout" svg:x1="26.5cm" svg:y1="40.75cm" svg:x2="26.5cm" svg:y2="47.288cm" svg:d="M26500 40750v6538" svg:viewBox="0 0 1 6539">
          <text:p/>
        </draw:connector>
        <draw:connector draw:style-name="gr5" draw:text-style-name="P8" xml:id="id72" draw:id="id72" draw:layer="layout" svg:x1="12.501cm" svg:y1="29.962cm" svg:x2="8.375cm" svg:y2="33.719cm" draw:end-shape="id71" draw:end-glue-point="0" svg:d="M12501 29962v1628h-4126v2129" svg:viewBox="0 0 4127 3758">
          <text:p/>
        </draw:connector>
        <draw:connector draw:style-name="gr7" draw:text-style-name="P9" draw:layer="layout" draw:line-skew="-0.502cm 0.647cm" svg:x1="12.501cm" svg:y1="29.962cm" svg:x2="8.375cm" svg:y2="36.488cm" draw:start-shape="id72" draw:start-glue-point="2" draw:end-shape="id73" draw:end-glue-point="0" svg:d="M12501 29962h-1v5788h-4125v738" svg:viewBox="0 0 4127 6527">
          <text:p/>
        </draw:connector>
        <draw:connector draw:style-name="gr7" draw:text-style-name="P9" draw:layer="layout" draw:line-skew="-0.502cm 2.156cm" svg:x1="12.501cm" svg:y1="29.962cm" svg:x2="8.375cm" svg:y2="39.469cm" draw:start-shape="id72" draw:start-glue-point="2" draw:end-shape="id74" draw:end-glue-point="0" svg:d="M12501 29962h-1v8788h-4125v719" svg:viewBox="0 0 4127 9508">
          <text:p/>
        </draw:connector>
        <draw:connector draw:style-name="gr7" draw:text-style-name="P9" draw:layer="layout" draw:line-skew="2.464cm" svg:x1="12.465cm" svg:y1="30.574cm" svg:x2="16.875cm" svg:y2="36.5cm" draw:end-shape="id75" draw:end-glue-point="0" svg:d="M12465 30574v5176h4410v750" svg:viewBox="0 0 4411 5927">
          <text:p/>
        </draw:connector>
        <draw:custom-shape draw:style-name="gr11" draw:text-style-name="P10" xml:id="id54" draw:id="id54" draw:layer="layout" svg:width="7cm" svg:height="1.481cm" svg:x="54.604cm" svg:y="52.566cm">
          <text:p text:style-name="P1"><text:span text:style-name="T1">obtenirTableDeCodageRecur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9" xml:id="id76" draw:id="id76" draw:layer="layout" svg:width="6cm" svg:height="1.481cm" svg:x="63.7cm" svg:y="62.519cm">
          <text:p text:style-name="P18"><text:span text:style-name="T5">obtenirFilsDro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9" xml:id="id77" draw:id="id77" draw:layer="layout" svg:width="6cm" svg:height="1.481cm" svg:x="46.55cm" svg:y="62.5cm">
          <text:p text:style-name="P18"><text:span text:style-name="T5">obtenirFilsGau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line-skew="3.468cm" svg:x1="58.104cm" svg:y1="54.047cm" svg:x2="66.7cm" svg:y2="62.519cm" draw:start-shape="id54" draw:start-glue-point="2" draw:end-shape="id76" svg:d="M58104 54047v7703h8596v769" svg:viewBox="0 0 8597 8473">
          <text:p/>
        </draw:connector>
        <draw:connector draw:style-name="gr5" draw:text-style-name="P8" draw:layer="layout" draw:line-skew="3.477cm" svg:x1="58.104cm" svg:y1="54.047cm" svg:x2="49.55cm" svg:y2="62.5cm" draw:start-shape="id54" draw:start-glue-point="2" draw:end-shape="id77" draw:end-glue-point="0" svg:d="M58104 54047v7703h-8554v750" svg:viewBox="0 0 8555 8454">
          <text:p/>
        </draw:connector>
        <draw:custom-shape draw:style-name="gr49" draw:text-style-name="P19" xml:id="id70" draw:id="id70" draw:layer="layout" svg:width="6cm" svg:height="1.481cm" svg:x="87.5cm" svg:y="33.5cm">
          <text:p text:style-name="P18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xml:id="id78" draw:id="id78" draw:layer="layout" svg:width="6cm" svg:height="1.481cm" svg:x="71.75cm" svg:y="42.469cm">
          <text:p text:style-name="P18"><text:span text:style-name="T5">ajouter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xml:id="id79" draw:id="id79" draw:layer="layout" svg:width="6cm" svg:height="1.481cm" svg:x="86.75cm" svg:y="45.769cm">
          <text:p text:style-name="P18"><text:span text:style-name="T5">obtenirIeme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xml:id="id80" draw:id="id80" draw:layer="layout" svg:width="6cm" svg:height="1.481cm" svg:x="87cm" svg:y="49.019cm">
          <text:p text:style-name="P18"><text:span text:style-name="T5">obtenirLongu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4" xml:id="id81" draw:id="id81" draw:layer="layout" svg:width="7.25cm" svg:height="1.481cm" svg:x="78.1cm" svg:y="52.5cm">
          <text:p text:style-name="P18"><text:span text:style-name="T5">codeBinaireen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xml:id="id66" draw:id="id66" draw:layer="layout" svg:x1="81.75cm" svg:y1="30cm" svg:x2="81.725cm" svg:y2="36.8cm" draw:end-shape="id63" draw:end-glue-point="0" svg:d="M81750 30000v3149h-25v3651" svg:viewBox="0 0 26 6801">
          <text:p/>
        </draw:connector>
        <draw:connector draw:style-name="gr5" draw:text-style-name="P8" draw:layer="layout" svg:x1="81.725cm" svg:y1="38.281cm" svg:x2="74.75cm" svg:y2="42.469cm" draw:start-shape="id63" draw:start-glue-point="2" draw:end-shape="id78" draw:end-glue-point="0" svg:d="M81725 38281v2093h-6975v2095" svg:viewBox="0 0 6976 4189">
          <text:p/>
        </draw:connector>
        <draw:connector draw:style-name="gr5" draw:text-style-name="P8" draw:layer="layout" draw:line-skew="2.975cm" svg:x1="81.725cm" svg:y1="38.282cm" svg:x2="89.75cm" svg:y2="45.769cm" draw:end-shape="id79" draw:end-glue-point="0" svg:d="M81725 38282v6468h8025v1019" svg:viewBox="0 0 8026 7488">
          <text:p/>
        </draw:connector>
        <draw:connector draw:style-name="gr5" draw:text-style-name="P8" draw:layer="layout" draw:line-skew="4.85cm" svg:x1="81.726cm" svg:y1="38.283cm" svg:x2="90cm" svg:y2="49.019cm" draw:end-shape="id80" draw:end-glue-point="0" svg:d="M81726 38283v9967h8274v769" svg:viewBox="0 0 8275 10737">
          <text:p/>
        </draw:connector>
        <draw:connector draw:style-name="gr5" draw:text-style-name="P8" draw:layer="layout" draw:line-skew="6.234cm" svg:x1="81.726cm" svg:y1="38.283cm" svg:x2="81.725cm" svg:y2="52.5cm" draw:end-shape="id81" draw:end-glue-point="0" svg:d="M81726 38283v13092h-1v1125" svg:viewBox="0 0 2 14218">
          <text:p/>
        </draw:connector>
        <draw:custom-shape draw:style-name="gr8" draw:text-style-name="P10" xml:id="id86" draw:id="id86" draw:layer="layout" svg:width="6cm" svg:height="1.481cm" svg:x="30.05cm" svg:y="17.569cm">
          <text:p text:style-name="P1"><text:span text:style-name="T1">ecrireIdentifi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85" draw:id="id85" draw:layer="layout" svg:width="6cm" svg:height="1.481cm" svg:x="30cm" svg:y="20.8cm">
          <text:p text:style-name="P1"><text:span text:style-name="T1">ecrireTaille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84" draw:id="id84" draw:layer="layout" svg:width="6cm" svg:height="1.481cm" svg:x="30cm" svg:y="24.019cm">
          <text:p text:style-name="P1"><text:span text:style-name="T1">ecrireStatist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9" xml:id="id82" draw:id="id82" draw:layer="layout" svg:width="6cm" svg:height="1.481cm" svg:x="87.05cm" svg:y="56.769cm">
          <text:p text:style-name="P18"><text:span text:style-name="T5">creerOct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9" xml:id="id83" draw:id="id83" draw:layer="layout" svg:width="6cm" svg:height="1.481cm" svg:x="87.05cm" svg:y="60.519cm">
          <text:p text:style-name="P18"><text:span text:style-name="T5">obtenirIeme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81.725cm" svg:y1="53.981cm" svg:x2="90.05cm" svg:y2="56.769cm" draw:start-shape="id81" draw:start-glue-point="2" draw:end-shape="id82" draw:end-glue-point="0" svg:d="M81725 53981v1393h8325v1395" svg:viewBox="0 0 8326 2789">
          <text:p/>
        </draw:connector>
        <draw:connector draw:style-name="gr5" draw:text-style-name="P8" draw:layer="layout" draw:line-skew="2.25cm" svg:x1="81.726cm" svg:y1="53.982cm" svg:x2="90.05cm" svg:y2="60.519cm" draw:end-shape="id83" draw:end-glue-point="0" svg:d="M81726 53982v5268h8324v1269" svg:viewBox="0 0 8325 6538">
          <text:p/>
        </draw:connector>
        <draw:connector draw:style-name="gr5" draw:text-style-name="P8" draw:layer="layout" draw:line-skew="3.891cm" svg:x1="49.75cm" svg:y1="14.751cm" svg:x2="33cm" svg:y2="24.019cm" draw:end-shape="id84" draw:end-glue-point="0" svg:d="M49750 14751v8274h-16750v994" svg:viewBox="0 0 16751 9269">
          <text:p/>
        </draw:connector>
        <draw:connector draw:style-name="gr5" draw:text-style-name="P8" draw:layer="layout" draw:line-skew="2.25cm" svg:x1="49.75cm" svg:y1="14.752cm" svg:x2="33cm" svg:y2="20.8cm" draw:end-shape="id85" draw:end-glue-point="0" svg:d="M49750 14752v5023h-16750v1025" svg:viewBox="0 0 16751 6049">
          <text:p/>
        </draw:connector>
        <draw:connector draw:style-name="gr5" draw:text-style-name="P8" draw:layer="layout" draw:line-skew="0.615cm" svg:x1="49.75cm" svg:y1="14.752cm" svg:x2="33.05cm" svg:y2="17.569cm" draw:end-shape="id86" draw:end-glue-point="0" svg:d="M49750 14752v1773h-16700v1044" svg:viewBox="0 0 16701 2818">
          <text:p/>
        </draw:connector>
        <draw:connector draw:style-name="gr5" draw:text-style-name="P8" draw:layer="layout" svg:x1="58.1cm" svg:y1="41.732cm" svg:x2="58.104cm" svg:y2="52.566cm" draw:end-shape="id54" draw:end-glue-point="0" svg:d="M58100 41732v5166h4v5668" svg:viewBox="0 0 5 10835">
          <text:p/>
        </draw:connector>
        <draw:connector draw:style-name="gr5" draw:text-style-name="P8" draw:layer="layout" draw:line-skew="0cm 13.601cm" svg:x1="58.104cm" svg:y1="54.047cm" svg:x2="58.104cm" svg:y2="52.566cm" draw:start-shape="id54" draw:start-glue-point="2" draw:end-shape="id54" draw:end-glue-point="0" svg:d="M58104 54047v500h9600v-2483h-9600v502" svg:viewBox="0 0 9601 2484">
          <text:p/>
        </draw:connector>
        <draw:g>
          <draw:line draw:style-name="gr9" draw:text-style-name="P3" draw:layer="layout" svg:x1="59.108cm" svg:y1="52.069cm" svg:x2="58.108cm" svg:y2="52.069cm">
            <text:p/>
          </draw:line>
          <draw:custom-shape draw:style-name="gr10" draw:text-style-name="P7" draw:layer="layout" svg:width="4.61cm" svg:height="1.001cm" draw:transform="rotate (-0.000349065850398201) translate (43.344cm 52.99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xml:id="id87" draw:id="id87">
          <draw:g>
            <draw:custom-shape draw:style-name="gr24" draw:text-style-name="P22" draw:layer="layout" svg:width="4.119cm" svg:height="1.481cm" svg:x="24.441cm" svg:y="47.268cm">
              <text:p text:style-name="P20">contruireFileDePriorit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88" draw:id="id88">
          <draw:g>
            <draw:custom-shape draw:style-name="gr25" draw:text-style-name="P21" draw:layer="layout" svg:width="4.25cm" svg:height="1.481cm" svg:x="17.75cm" svg:y="49.999cm">
              <text:p text:style-name="P20">fileDePriorit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26" draw:text-style-name="P23" draw:layer="layout" draw:line-skew="0.126cm" svg:x1="26.5cm" svg:y1="48.749cm" svg:x2="19.875cm" svg:y2="49.999cm" draw:start-shape="id87" draw:start-glue-point="2" draw:end-shape="id88" draw:end-glue-point="0" svg:d="M26500 48749v750h-6625v500" svg:viewBox="0 0 6626 1251">
          <text:p/>
        </draw:connector>
        <draw:g xml:id="id89" draw:id="id89">
          <draw:g>
            <draw:custom-shape draw:style-name="gr27" draw:text-style-name="P21" draw:layer="layout" svg:width="5.25cm" svg:height="1.481cm" svg:x="29.75cm" svg:y="50cm">
              <text:p text:style-name="P20">naturelVersOcte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26" draw:text-style-name="P23" draw:layer="layout" draw:line-skew="0.126cm" svg:x1="26.5cm" svg:y1="48.749cm" svg:x2="32.375cm" svg:y2="50cm" draw:start-shape="id87" draw:start-glue-point="2" draw:end-shape="id89" draw:end-glue-point="0" svg:d="M26500 48749v751h5875v500" svg:viewBox="0 0 5876 1252">
          <text:p/>
        </draw:connector>
        <draw:g>
          <draw:custom-shape draw:style-name="gr28" draw:text-style-name="P21" draw:layer="layout" svg:width="5.5cm" svg:height="1.481cm" svg:x="17.5cm" svg:y="52.766cm">
            <text:p text:style-name="P20">obtenirOccurenc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0" draw:id="id90">
          <draw:g>
            <draw:custom-shape draw:style-name="gr28" draw:text-style-name="P21" draw:layer="layout" svg:width="5.5cm" svg:height="1.481cm" svg:x="29.5cm" svg:y="52.771cm">
              <text:p text:style-name="P20">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3" draw:text-style-name="P21" draw:layer="layout" svg:width="2.5cm" svg:height="1.481cm" svg:x="25.25cm" svg:y="54.521cm">
          <text:p text:style-name="P20">enfi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3" draw:layer="layout" draw:line-skew="1.491cm" svg:x1="32.25cm" svg:y1="52.771cm" svg:x2="26.5cm" svg:y2="48.749cm" draw:start-shape="id90" draw:start-glue-point="0" draw:end-shape="id87" svg:d="M32250 52771v-521h-5750v-3501" svg:viewBox="0 0 5751 4023">
          <text:p/>
        </draw:connector>
        <draw:connector draw:style-name="gr26" draw:text-style-name="P23" draw:layer="layout" draw:line-skew="1.503cm" svg:x1="20.25cm" svg:y1="52.743cm" svg:x2="26.5cm" svg:y2="48.749cm" draw:end-shape="id87" draw:end-glue-point="2" svg:d="M20250 52743v-244h6250v-3750" svg:viewBox="0 0 6251 3995">
          <text:p/>
        </draw:connector>
        <draw:connector draw:style-name="gr26" draw:text-style-name="P23" draw:layer="layout" svg:x1="26.5cm" svg:y1="48.749cm" svg:x2="26.5cm" svg:y2="54.499cm" draw:start-shape="id87" draw:start-glue-point="2" svg:d="M26500 48749v5750" svg:viewBox="0 0 1 5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141.4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4-01-07T12:31:53.390862326</dc:date>
    <meta:editing-duration>PT2H58M42S</meta:editing-duration>
    <meta:editing-cycles>52</meta:editing-cycles>
    <meta:generator>LibreOffice/7.3.7.2$Linux_X86_64 LibreOffice_project/30$Build-2</meta:generator>
    <meta:document-statistic meta:object-count="637"/>
  </office:meta>
</office:document-meta>
</file>